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3pt"/>
    </style:style>
    <style:style style:name="co2" style:family="table-column">
      <style:table-column-properties fo:break-before="auto" style:column-width="31.75pt"/>
    </style:style>
    <style:style style:name="co3" style:family="table-column">
      <style:table-column-properties fo:break-before="auto" style:column-width="26.31pt"/>
    </style:style>
    <style:style style:name="co4" style:family="table-column">
      <style:table-column-properties fo:break-before="auto" style:column-width="29.0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3.65pt"/>
    </style:style>
    <style:style style:name="co7" style:family="table-column">
      <style:table-column-properties fo:break-before="auto" style:column-width="5.41pt"/>
    </style:style>
    <style:style style:name="co8" style:family="table-column">
      <style:table-column-properties fo:break-before="auto" style:column-width="47.06pt"/>
    </style:style>
    <style:style style:name="co9" style:family="table-column">
      <style:table-column-properties fo:break-before="auto" style:column-width="46.29pt"/>
    </style:style>
    <style:style style:name="co10" style:family="table-column">
      <style:table-column-properties fo:break-before="auto" style:column-width="26.19pt"/>
    </style:style>
    <style:style style:name="co11" style:family="table-column">
      <style:table-column-properties fo:break-before="auto" style:column-width="40.9pt"/>
    </style:style>
    <style:style style:name="co12" style:family="table-column">
      <style:table-column-properties fo:break-before="auto" style:column-width="38.55pt"/>
    </style:style>
    <style:style style:name="co13" style:family="table-column">
      <style:table-column-properties fo:break-before="auto" style:column-width="37.81pt"/>
    </style:style>
    <style:style style:name="co14" style:family="table-column">
      <style:table-column-properties fo:break-before="auto" style:column-width="58.65pt"/>
    </style:style>
    <style:style style:name="co15" style:family="table-column">
      <style:table-column-properties fo:break-before="auto" style:column-width="65.59pt"/>
    </style:style>
    <style:style style:name="co16" style:family="table-column">
      <style:table-column-properties fo:break-before="auto" style:column-width="43.99pt"/>
    </style:style>
    <style:style style:name="co17" style:family="table-column">
      <style:table-column-properties fo:break-before="auto" style:column-width="41.64pt"/>
    </style:style>
    <style:style style:name="co18" style:family="table-column">
      <style:table-column-properties fo:break-before="auto" style:column-width="23.16pt"/>
    </style:style>
    <style:style style:name="co19" style:family="table-column">
      <style:table-column-properties fo:break-before="auto" style:column-width="37.05pt"/>
    </style:style>
    <style:style style:name="ro1" style:family="table-row">
      <style:table-row-properties style:row-height="29.11pt" fo:break-before="auto" style:use-optimal-row-height="false"/>
    </style:style>
    <style:style style:name="ro2" style:family="table-row">
      <style:table-row-properties style:row-height="47.59pt" fo:break-before="auto" style:use-optimal-row-height="false"/>
    </style:style>
    <style:style style:name="ro3" style:family="table-row">
      <style:table-row-properties style:row-height="38.04pt" fo:break-before="auto" style:use-optimal-row-height="false"/>
    </style:style>
    <style:style style:name="ro4" style:family="table-row">
      <style:table-row-properties style:row-height="33.7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4.14pt" fo:break-before="auto" style:use-optimal-row-height="false"/>
    </style:style>
    <style:style style:name="ro7" style:family="table-row">
      <style:table-row-properties style:row-height="22.45pt" fo:break-before="auto" style:use-optimal-row-height="false"/>
    </style:style>
    <style:style style:name="ro8" style:family="table-row">
      <style:table-row-properties style:row-height="6.41pt" fo:break-before="auto" style:use-optimal-row-height="false"/>
    </style:style>
    <style:style style:name="ro9" style:family="table-row">
      <style:table-row-properties style:row-height="14.29pt" fo:break-before="auto" style:use-optimal-row-height="false"/>
    </style:style>
    <style:style style:name="ro10" style:family="table-row">
      <style:table-row-properties style:row-height="28.6pt" fo:break-before="auto" style:use-optimal-row-height="false"/>
    </style:style>
    <style:style style:name="ro11" style:family="table-row">
      <style:table-row-properties style:row-height="21.86pt" fo:break-before="auto" style:use-optimal-row-height="false"/>
    </style:style>
    <style:style style:name="ro12" style:family="table-row">
      <style:table-row-properties style:row-height="5.36pt" fo:break-before="auto" style:use-optimal-row-height="false"/>
    </style:style>
    <style:style style:name="ro13" style:family="table-row">
      <style:table-row-properties style:row-height="10.6pt" fo:break-before="auto" style:use-optimal-row-height="false"/>
    </style:style>
    <style:style style:name="ro14" style:family="table-row">
      <style:table-row-properties style:row-height="6.86pt" fo:break-before="auto" style:use-optimal-row-height="false"/>
    </style:style>
    <style:style style:name="ro15" style:family="table-row">
      <style:table-row-properties style:row-height="7.46pt" fo:break-before="auto" style:use-optimal-row-height="false"/>
    </style:style>
    <style:style style:name="ro16" style:family="table-row">
      <style:table-row-properties style:row-height="28.69pt" fo:break-before="auto" style:use-optimal-row-height="false"/>
    </style:style>
    <style:style style:name="ro1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  <style:map style:condition="cell-content()=-1" style:apply-style-name="Untitled2" style:base-cell-address="Formazioni.D5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  <style:map style:condition="cell-content()=-1" style:apply-style-name="Untitled2" style:base-cell-address="Formazioni.D5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style:font-size-asian="12pt" style:font-size-complex="12pt"/>
      <style:map style:condition="cell-content()=-1" style:apply-style-name="Untitled2" style:base-cell-address="Formazioni.D5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6pt" style:language-asian="zh" style:country-asian="CN" style:font-style-asian="normal" style:font-weight-asian="normal" style:font-name-complex="FreeSans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erif" fo:font-size="9pt" style:font-size-asian="9pt" style:font-size-complex="9pt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order-left="0.06pt solid #000000" fo:border-right="none" fo:border-top="none"/>
      <style:text-properties style:font-name="Liberation Serif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20.01pt"/>
      <style:text-properties style:font-name="Liberation Serif" fo:font-size="10pt" style:font-size-asian="10pt" style:font-size-complex="10pt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Liberation Serif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style:font-name="Liberation Serif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  <style:text-properties style:font-name="Liberation Serif" fo:font-size="9pt" style:font-size-asian="9pt" style:font-size-complex="9pt"/>
    </style:style>
    <style:style style:name="ce24" style:family="table-cell" style:parent-style-name="Default">
      <style:table-cell-properties fo:border-bottom="none" fo:background-color="transparent" fo:border-left="none" fo:border-right="none" fo:border-top="0.06pt dotted #999999"/>
      <style:text-properties style:font-name="Liberation Serif" fo:font-size="9pt" style:font-size-asian="9pt" style:font-size-complex="9pt"/>
    </style:style>
    <style:style style:name="ce25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 fo:border="none"/>
      <style:text-properties style:font-name="Liberation Serif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none"/>
      <style:text-properties style:font-name="Liberation Serif"/>
    </style:style>
    <style:style style:name="ce31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Liberation Serif" fo:font-size="9pt" style:font-size-asian="9pt" style:font-size-complex="9pt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10.01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10.01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italic" style:font-weight-asian="norm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10.01pt"/>
      <style:text-properties style:font-name="Liberation Serif"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9pt" style:font-name-asian="Noto Sans CJK SC Regular" style:font-size-asian="9pt" style:font-name-complex="FreeSans" style:font-size-complex="9pt"/>
    </style:style>
    <style:style style:name="ce39" style:family="table-cell" style:parent-style-name="Default">
      <style:table-cell-properties fo:border-bottom="0.06pt dotted #999999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74pt dotte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 fo:border="0.06pt solid #000000"/>
      <style:text-properties style:font-name="Liberation Serif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style:font-name="Liberation Serif"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  <style:text-properties style:font-name="Liberation Serif"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erif" fo:font-size="9pt" style:font-size-asian="9pt" style:font-size-complex="9pt"/>
    </style:style>
    <style:style style:name="ce46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Liberation Serif" fo:font-size="9pt" style:font-size-asian="9pt" style:font-size-complex="9pt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dotted #000000" fo:border-top="0.06pt solid #000000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9pt" style:font-size-asian="9pt" style:font-size-complex="9pt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style:font-name="Liberation Serif" fo:font-size="9pt" style:font-size-asian="9pt" style:font-size-complex="9pt"/>
    </style:style>
    <style:style style:name="ce55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Liberation Serif" fo:font-size="9pt" style:font-size-asian="9pt" style:font-size-complex="9pt"/>
    </style:style>
    <style:style style:name="ce56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font-name="Liberation Serif" fo:font-size="9pt" style:font-size-asian="9pt" style:font-size-complex="9pt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fo:border-left="none" fo:border-right="0.06pt solid #000000" fo:border-top="none"/>
      <style:text-properties style:font-name="Liberation Serif"/>
    </style:style>
    <style:style style:name="ce62" style:family="table-cell" style:parent-style-name="Default">
      <style:table-cell-properties fo:background-color="transparent" fo:border="none"/>
      <style:text-properties style:font-name="Liberation Serif"/>
    </style:style>
    <style:style style:name="ce63" style:family="table-cell" style:parent-style-name="Default">
      <style:table-cell-properties fo:background-color="transparent" fo:border="none"/>
      <style:text-properties style:font-name="Liberation Serif" fo:font-size="8pt" style:font-size-asian="8pt" style:font-size-complex="8pt"/>
    </style:style>
    <style:style style:name="ce64" style:family="table-cell" style:parent-style-name="Default">
      <style:table-cell-properties fo:background-color="transparent"/>
      <style:text-properties style:font-name="Liberation Serif"/>
    </style:style>
    <style:style style:name="ce65" style:family="table-cell" style:parent-style-name="Default">
      <style:table-cell-properties fo:border-bottom="none" fo:background-color="transparent" fo:border-left="none" fo:border-right="none" fo:border-top="0.06pt dotted #999999"/>
      <style:text-properties style:font-name="Liberation Serif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order-bottom="none" fo:background-color="transparent" fo:border-left="0.74pt dotted #999999" fo:border-right="none" fo:border-top="none"/>
      <style:text-properties style:font-name="Liberation Serif"/>
    </style:style>
    <style:style style:name="ce68" style:family="table-cell" style:parent-style-name="Default">
      <style:table-cell-properties fo:border-bottom="none" fo:background-color="transparent" fo:border-left="0.74pt dotted #999999" fo:border-right="none" fo:border-top="none"/>
      <style:text-properties style:font-name="Liberation Serif" fo:font-size="8pt" style:font-size-asian="8pt" style:font-size-complex="8pt"/>
    </style:style>
    <style:style style:name="ce69" style:family="table-cell" style:parent-style-name="Default">
      <style:table-cell-properties fo:border-bottom="none" fo:background-color="transparent" fo:border-left="0.74pt dotted #999999" fo:border-right="none" fo:border-top="0.06pt dotted #999999"/>
      <style:text-properties style:font-name="Liberation Serif"/>
    </style:style>
    <style:style style:name="ce70" style:family="table-cell" style:parent-style-name="Default">
      <style:table-cell-properties fo:background-color="transparent" fo:border="none"/>
    </style:style>
    <style:style style:name="ce7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7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Formazioni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7" table:default-cell-style-name="Default"/>
        <table:table-column table:style-name="co4" table:default-cell-style-name="Default"/>
        <table:table-row table:style-name="ro1">
          <table:table-cell table:number-columns-repeated="21"/>
        </table:table-row>
        <table:table-row table:style-name="ro2">
          <table:table-cell/>
          <table:table-cell table:style-name="ce1" table:formula="of:=CONCATENATE(&quot;Formazioni per &quot;;[Stampe.Y2];&quot; Giocatori&quot;)" office:value-type="string" office:string-value="Formazioni per 16 Giocatori" calcext:value-type="string" table:number-columns-spanned="18" table:number-rows-spanned="1">
            <text:p>Formazioni per 16 Giocatori</text:p>
          </table:table-cell>
          <table:covered-table-cell table:number-columns-repeated="5"/>
          <table:covered-table-cell table:style-name="ce11"/>
          <table:covered-table-cell table:number-columns-repeated="11"/>
          <table:table-cell table:number-columns-repeated="2"/>
        </table:table-row>
        <table:table-row table:style-name="ro1">
          <table:table-cell table:number-columns-repeated="21"/>
        </table:table-row>
        <table:table-row table:style-name="ro3">
          <table:table-cell/>
          <table:table-cell table:style-name="ce2" office:value-type="string" calcext:value-type="string" table:number-columns-spanned="2" table:number-rows-spanned="1">
            <text:p>TAVOLO</text:p>
          </table:table-cell>
          <table:covered-table-cell table:style-name="ce4"/>
          <table:table-cell table:style-name="ce2" office:value-type="string" calcext:value-type="string" table:number-columns-spanned="4" table:number-rows-spanned="1">
            <text:p>Partita I</text:p>
          </table:table-cell>
          <table:covered-table-cell table:number-columns-repeated="2" table:style-name="ce7"/>
          <table:covered-table-cell table:style-name="ce9"/>
          <table:table-cell table:style-name="ce2" office:value-type="string" calcext:value-type="string" table:number-columns-spanned="4" table:number-rows-spanned="1">
            <text:p>Partita II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">
            <text:p>Partita III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">
            <text:p>Partita IV</text:p>
          </table:table-cell>
          <table:covered-table-cell table:number-columns-repeated="3" table:style-name="ce12"/>
          <table:table-cell table:number-columns-repeated="2"/>
        </table:table-row>
        <table:table-row table:style-name="ro4">
          <table: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6" table:formula="of:=INDIRECT(CONCATENATE([Stampe.$Y$2];&quot;.&quot;;&quot;E&quot;;([Stampe.$Y$2]+4+[.$B5])))" office:value-type="float" office:value="8" calcext:value-type="float">
            <text:p>8</text:p>
          </table:table-cell>
          <table:table-cell table:style-name="ce8" table:formula="of:=INDIRECT(CONCATENATE([Stampe.$Y$2];&quot;.&quot;;&quot;F&quot;;([Stampe.$Y$2]+4+[.$B5])))" office:value-type="float" office:value="3" calcext:value-type="float">
            <text:p>3</text:p>
          </table:table-cell>
          <table:table-cell table:style-name="ce8" table:formula="of:=INDIRECT(CONCATENATE([Stampe.$Y$2];&quot;.&quot;;&quot;G&quot;;([Stampe.$Y$2]+4+[.$B5])))" office:value-type="float" office:value="4" calcext:value-type="float">
            <text:p>4</text:p>
          </table:table-cell>
          <table:table-cell table:style-name="ce10" table:formula="of:=INDIRECT(CONCATENATE([Stampe.$Y$2];&quot;.&quot;;&quot;H&quot;;([Stampe.$Y$2]+4+[.$B5])))" office:value-type="float" office:value="1" calcext:value-type="float">
            <text:p>1</text:p>
          </table:table-cell>
          <table:table-cell table:style-name="ce6" table:formula="of:=INDIRECT(CONCATENATE([Stampe.$Y$2];&quot;.&quot;;&quot;K&quot;;([Stampe.$Y$2]+4+[.$B5])))" office:value-type="float" office:value="9" calcext:value-type="float">
            <text:p>9</text:p>
          </table:table-cell>
          <table:table-cell table:style-name="ce8" table:formula="of:=INDIRECT(CONCATENATE([Stampe.$Y$2];&quot;.&quot;;&quot;L&quot;;([Stampe.$Y$2]+4+[.$B5])))" office:value-type="float" office:value="16" calcext:value-type="float">
            <text:p>16</text:p>
          </table:table-cell>
          <table:table-cell table:style-name="ce8" table:formula="of:=INDIRECT(CONCATENATE([Stampe.$Y$2];&quot;.&quot;;&quot;M&quot;;([Stampe.$Y$2]+4+[.$B5])))" office:value-type="float" office:value="4" calcext:value-type="float">
            <text:p>4</text:p>
          </table:table-cell>
          <table:table-cell table:style-name="ce10" table:formula="of:=INDIRECT(CONCATENATE([Stampe.$Y$2];&quot;.&quot;;&quot;N&quot;;([Stampe.$Y$2]+4+[.$B5])))" office:value-type="float" office:value="5" calcext:value-type="float">
            <text:p>5</text:p>
          </table:table-cell>
          <table:table-cell table:style-name="ce6" table:formula="of:=INDIRECT(CONCATENATE([Stampe.$Y$2];&quot;.&quot;;&quot;Q&quot;;([Stampe.$Y$2]+4+[.$B5])))" office:value-type="float" office:value="7" calcext:value-type="float">
            <text:p>7</text:p>
          </table:table-cell>
          <table:table-cell table:style-name="ce8" table:formula="of:=INDIRECT(CONCATENATE([Stampe.$Y$2];&quot;.&quot;;&quot;R&quot;;([Stampe.$Y$2]+4+[.$B5])))" office:value-type="float" office:value="11" calcext:value-type="float">
            <text:p>11</text:p>
          </table:table-cell>
          <table:table-cell table:style-name="ce8" table:formula="of:=INDIRECT(CONCATENATE([Stampe.$Y$2];&quot;.&quot;;&quot;S&quot;;([Stampe.$Y$2]+4+[.$B5])))" office:value-type="float" office:value="5" calcext:value-type="float">
            <text:p>5</text:p>
          </table:table-cell>
          <table:table-cell table:style-name="ce10" table:formula="of:=INDIRECT(CONCATENATE([Stampe.$Y$2];&quot;.&quot;;&quot;T&quot;;([Stampe.$Y$2]+4+[.$B5])))" office:value-type="float" office:value="1" calcext:value-type="float">
            <text:p>1</text:p>
          </table:table-cell>
          <table:table-cell table:style-name="ce8" table:formula="of:=INDIRECT(CONCATENATE([Stampe.$Y$2];&quot;.&quot;;&quot;W&quot;;([Stampe.$Y$2]+4+[.$B5])))" office:value-type="float" office:value="9" calcext:value-type="float">
            <text:p>9</text:p>
          </table:table-cell>
          <table:table-cell table:style-name="ce8" table:formula="of:=INDIRECT(CONCATENATE([Stampe.$Y$2];&quot;.&quot;;&quot;X&quot;;([Stampe.$Y$2]+4+[.$B5])))" office:value-type="float" office:value="14" calcext:value-type="float">
            <text:p>14</text:p>
          </table:table-cell>
          <table:table-cell table:style-name="ce8" table:formula="of:=INDIRECT(CONCATENATE([Stampe.$Y$2];&quot;.&quot;;&quot;Y&quot;;([Stampe.$Y$2]+4+[.$B5])))" office:value-type="float" office:value="1" calcext:value-type="float">
            <text:p>1</text:p>
          </table:table-cell>
          <table:table-cell table:style-name="ce10" table:formula="of:=INDIRECT(CONCATENATE([Stampe.$Y$2];&quot;.&quot;;&quot;Z&quot;;([Stampe.$Y$2]+4+[.$B5])))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5]+1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6" table:formula="of:=INDIRECT(CONCATENATE([Stampe.$Y$2];&quot;.&quot;;&quot;E&quot;;([Stampe.$Y$2]+4+[.$B6])))" office:value-type="float" office:value="6" calcext:value-type="float">
            <text:p>6</text:p>
          </table:table-cell>
          <table:table-cell table:style-name="ce8" table:formula="of:=INDIRECT(CONCATENATE([Stampe.$Y$2];&quot;.&quot;;&quot;F&quot;;([Stampe.$Y$2]+4+[.$B6])))" office:value-type="float" office:value="9" calcext:value-type="float">
            <text:p>9</text:p>
          </table:table-cell>
          <table:table-cell table:style-name="ce8" table:formula="of:=INDIRECT(CONCATENATE([Stampe.$Y$2];&quot;.&quot;;&quot;G&quot;;([Stampe.$Y$2]+4+[.$B6])))" office:value-type="float" office:value="13" calcext:value-type="float">
            <text:p>13</text:p>
          </table:table-cell>
          <table:table-cell table:style-name="ce10" table:formula="of:=INDIRECT(CONCATENATE([Stampe.$Y$2];&quot;.&quot;;&quot;H&quot;;([Stampe.$Y$2]+4+[.$B6])))" office:value-type="float" office:value="7" calcext:value-type="float">
            <text:p>7</text:p>
          </table:table-cell>
          <table:table-cell table:style-name="ce6" table:formula="of:=INDIRECT(CONCATENATE([Stampe.$Y$2];&quot;.&quot;;&quot;K&quot;;([Stampe.$Y$2]+4+[.$B6])))" office:value-type="float" office:value="7" calcext:value-type="float">
            <text:p>7</text:p>
          </table:table-cell>
          <table:table-cell table:style-name="ce8" table:formula="of:=INDIRECT(CONCATENATE([Stampe.$Y$2];&quot;.&quot;;&quot;L&quot;;([Stampe.$Y$2]+4+[.$B6])))" office:value-type="float" office:value="14" calcext:value-type="float">
            <text:p>14</text:p>
          </table:table-cell>
          <table:table-cell table:style-name="ce8" table:formula="of:=INDIRECT(CONCATENATE([Stampe.$Y$2];&quot;.&quot;;&quot;M&quot;;([Stampe.$Y$2]+4+[.$B6])))" office:value-type="float" office:value="2" calcext:value-type="float">
            <text:p>2</text:p>
          </table:table-cell>
          <table:table-cell table:style-name="ce10" table:formula="of:=INDIRECT(CONCATENATE([Stampe.$Y$2];&quot;.&quot;;&quot;N&quot;;([Stampe.$Y$2]+4+[.$B6])))" office:value-type="float" office:value="8" calcext:value-type="float">
            <text:p>8</text:p>
          </table:table-cell>
          <table:table-cell table:style-name="ce6" table:formula="of:=INDIRECT(CONCATENATE([Stampe.$Y$2];&quot;.&quot;;&quot;Q&quot;;([Stampe.$Y$2]+4+[.$B6])))" office:value-type="float" office:value="8" calcext:value-type="float">
            <text:p>8</text:p>
          </table:table-cell>
          <table:table-cell table:style-name="ce8" table:formula="of:=INDIRECT(CONCATENATE([Stampe.$Y$2];&quot;.&quot;;&quot;R&quot;;([Stampe.$Y$2]+4+[.$B6])))" office:value-type="float" office:value="16" calcext:value-type="float">
            <text:p>16</text:p>
          </table:table-cell>
          <table:table-cell table:style-name="ce8" table:formula="of:=INDIRECT(CONCATENATE([Stampe.$Y$2];&quot;.&quot;;&quot;S&quot;;([Stampe.$Y$2]+4+[.$B6])))" office:value-type="float" office:value="13" calcext:value-type="float">
            <text:p>13</text:p>
          </table:table-cell>
          <table:table-cell table:style-name="ce10" table:formula="of:=INDIRECT(CONCATENATE([Stampe.$Y$2];&quot;.&quot;;&quot;T&quot;;([Stampe.$Y$2]+4+[.$B6])))" office:value-type="float" office:value="10" calcext:value-type="float">
            <text:p>10</text:p>
          </table:table-cell>
          <table:table-cell table:style-name="ce8" table:formula="of:=INDIRECT(CONCATENATE([Stampe.$Y$2];&quot;.&quot;;&quot;W&quot;;([Stampe.$Y$2]+4+[.$B6])))" office:value-type="float" office:value="15" calcext:value-type="float">
            <text:p>15</text:p>
          </table:table-cell>
          <table:table-cell table:style-name="ce8" table:formula="of:=INDIRECT(CONCATENATE([Stampe.$Y$2];&quot;.&quot;;&quot;X&quot;;([Stampe.$Y$2]+4+[.$B6])))" office:value-type="float" office:value="16" calcext:value-type="float">
            <text:p>16</text:p>
          </table:table-cell>
          <table:table-cell table:style-name="ce8" table:formula="of:=INDIRECT(CONCATENATE([Stampe.$Y$2];&quot;.&quot;;&quot;Y&quot;;([Stampe.$Y$2]+4+[.$B6])))" office:value-type="float" office:value="3" calcext:value-type="float">
            <text:p>3</text:p>
          </table:table-cell>
          <table:table-cell table:style-name="ce10" table:formula="of:=INDIRECT(CONCATENATE([Stampe.$Y$2];&quot;.&quot;;&quot;Z&quot;;([Stampe.$Y$2]+4+[.$B6])))" office:value-type="float" office:value="7" calcext:value-type="float">
            <text:p>7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6]+1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6" table:formula="of:=INDIRECT(CONCATENATE([Stampe.$Y$2];&quot;.&quot;;&quot;E&quot;;([Stampe.$Y$2]+4+[.$B7])))" office:value-type="float" office:value="5" calcext:value-type="float">
            <text:p>5</text:p>
          </table:table-cell>
          <table:table-cell table:style-name="ce8" table:formula="of:=INDIRECT(CONCATENATE([Stampe.$Y$2];&quot;.&quot;;&quot;F&quot;;([Stampe.$Y$2]+4+[.$B7])))" office:value-type="float" office:value="15" calcext:value-type="float">
            <text:p>15</text:p>
          </table:table-cell>
          <table:table-cell table:style-name="ce8" table:formula="of:=INDIRECT(CONCATENATE([Stampe.$Y$2];&quot;.&quot;;&quot;G&quot;;([Stampe.$Y$2]+4+[.$B7])))" office:value-type="float" office:value="2" calcext:value-type="float">
            <text:p>2</text:p>
          </table:table-cell>
          <table:table-cell table:style-name="ce10" table:formula="of:=INDIRECT(CONCATENATE([Stampe.$Y$2];&quot;.&quot;;&quot;H&quot;;([Stampe.$Y$2]+4+[.$B7])))" office:value-type="float" office:value="10" calcext:value-type="float">
            <text:p>10</text:p>
          </table:table-cell>
          <table:table-cell table:style-name="ce6" table:formula="of:=INDIRECT(CONCATENATE([Stampe.$Y$2];&quot;.&quot;;&quot;K&quot;;([Stampe.$Y$2]+4+[.$B7])))" office:value-type="float" office:value="6" calcext:value-type="float">
            <text:p>6</text:p>
          </table:table-cell>
          <table:table-cell table:style-name="ce8" table:formula="of:=INDIRECT(CONCATENATE([Stampe.$Y$2];&quot;.&quot;;&quot;L&quot;;([Stampe.$Y$2]+4+[.$B7])))" office:value-type="float" office:value="3" calcext:value-type="float">
            <text:p>3</text:p>
          </table:table-cell>
          <table:table-cell table:style-name="ce8" table:formula="of:=INDIRECT(CONCATENATE([Stampe.$Y$2];&quot;.&quot;;&quot;M&quot;;([Stampe.$Y$2]+4+[.$B7])))" office:value-type="float" office:value="11" calcext:value-type="float">
            <text:p>11</text:p>
          </table:table-cell>
          <table:table-cell table:style-name="ce10" table:formula="of:=INDIRECT(CONCATENATE([Stampe.$Y$2];&quot;.&quot;;&quot;N&quot;;([Stampe.$Y$2]+4+[.$B7])))" office:value-type="float" office:value="10" calcext:value-type="float">
            <text:p>10</text:p>
          </table:table-cell>
          <table:table-cell table:style-name="ce6" table:formula="of:=INDIRECT(CONCATENATE([Stampe.$Y$2];&quot;.&quot;;&quot;Q&quot;;([Stampe.$Y$2]+4+[.$B7])))" office:value-type="float" office:value="3" calcext:value-type="float">
            <text:p>3</text:p>
          </table:table-cell>
          <table:table-cell table:style-name="ce8" table:formula="of:=INDIRECT(CONCATENATE([Stampe.$Y$2];&quot;.&quot;;&quot;R&quot;;([Stampe.$Y$2]+4+[.$B7])))" office:value-type="float" office:value="2" calcext:value-type="float">
            <text:p>2</text:p>
          </table:table-cell>
          <table:table-cell table:style-name="ce8" table:formula="of:=INDIRECT(CONCATENATE([Stampe.$Y$2];&quot;.&quot;;&quot;S&quot;;([Stampe.$Y$2]+4+[.$B7])))" office:value-type="float" office:value="9" calcext:value-type="float">
            <text:p>9</text:p>
          </table:table-cell>
          <table:table-cell table:style-name="ce10" table:formula="of:=INDIRECT(CONCATENATE([Stampe.$Y$2];&quot;.&quot;;&quot;T&quot;;([Stampe.$Y$2]+4+[.$B7])))" office:value-type="float" office:value="12" calcext:value-type="float">
            <text:p>12</text:p>
          </table:table-cell>
          <table:table-cell table:style-name="ce8" table:formula="of:=INDIRECT(CONCATENATE([Stampe.$Y$2];&quot;.&quot;;&quot;W&quot;;([Stampe.$Y$2]+4+[.$B7])))" office:value-type="float" office:value="4" calcext:value-type="float">
            <text:p>4</text:p>
          </table:table-cell>
          <table:table-cell table:style-name="ce8" table:formula="of:=INDIRECT(CONCATENATE([Stampe.$Y$2];&quot;.&quot;;&quot;X&quot;;([Stampe.$Y$2]+4+[.$B7])))" office:value-type="float" office:value="2" calcext:value-type="float">
            <text:p>2</text:p>
          </table:table-cell>
          <table:table-cell table:style-name="ce8" table:formula="of:=INDIRECT(CONCATENATE([Stampe.$Y$2];&quot;.&quot;;&quot;Y&quot;;([Stampe.$Y$2]+4+[.$B7])))" office:value-type="float" office:value="11" calcext:value-type="float">
            <text:p>11</text:p>
          </table:table-cell>
          <table:table-cell table:style-name="ce10" table:formula="of:=INDIRECT(CONCATENATE([Stampe.$Y$2];&quot;.&quot;;&quot;Z&quot;;([Stampe.$Y$2]+4+[.$B7])))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7]+1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6" table:formula="of:=INDIRECT(CONCATENATE([Stampe.$Y$2];&quot;.&quot;;&quot;E&quot;;([Stampe.$Y$2]+4+[.$B8])))" office:value-type="float" office:value="12" calcext:value-type="float">
            <text:p>12</text:p>
          </table:table-cell>
          <table:table-cell table:style-name="ce8" table:formula="of:=INDIRECT(CONCATENATE([Stampe.$Y$2];&quot;.&quot;;&quot;F&quot;;([Stampe.$Y$2]+4+[.$B8])))" office:value-type="float" office:value="16" calcext:value-type="float">
            <text:p>16</text:p>
          </table:table-cell>
          <table:table-cell table:style-name="ce8" table:formula="of:=INDIRECT(CONCATENATE([Stampe.$Y$2];&quot;.&quot;;&quot;G&quot;;([Stampe.$Y$2]+4+[.$B8])))" office:value-type="float" office:value="11" calcext:value-type="float">
            <text:p>11</text:p>
          </table:table-cell>
          <table:table-cell table:style-name="ce10" table:formula="of:=INDIRECT(CONCATENATE([Stampe.$Y$2];&quot;.&quot;;&quot;H&quot;;([Stampe.$Y$2]+4+[.$B8])))" office:value-type="float" office:value="14" calcext:value-type="float">
            <text:p>14</text:p>
          </table:table-cell>
          <table:table-cell table:style-name="ce6" table:formula="of:=INDIRECT(CONCATENATE([Stampe.$Y$2];&quot;.&quot;;&quot;K&quot;;([Stampe.$Y$2]+4+[.$B8])))" office:value-type="float" office:value="13" calcext:value-type="float">
            <text:p>13</text:p>
          </table:table-cell>
          <table:table-cell table:style-name="ce8" table:formula="of:=INDIRECT(CONCATENATE([Stampe.$Y$2];&quot;.&quot;;&quot;L&quot;;([Stampe.$Y$2]+4+[.$B8])))" office:value-type="float" office:value="12" calcext:value-type="float">
            <text:p>12</text:p>
          </table:table-cell>
          <table:table-cell table:style-name="ce8" table:formula="of:=INDIRECT(CONCATENATE([Stampe.$Y$2];&quot;.&quot;;&quot;M&quot;;([Stampe.$Y$2]+4+[.$B8])))" office:value-type="float" office:value="1" calcext:value-type="float">
            <text:p>1</text:p>
          </table:table-cell>
          <table:table-cell table:style-name="ce10" table:formula="of:=INDIRECT(CONCATENATE([Stampe.$Y$2];&quot;.&quot;;&quot;N&quot;;([Stampe.$Y$2]+4+[.$B8])))" office:value-type="float" office:value="15" calcext:value-type="float">
            <text:p>15</text:p>
          </table:table-cell>
          <table:table-cell table:style-name="ce6" table:formula="of:=INDIRECT(CONCATENATE([Stampe.$Y$2];&quot;.&quot;;&quot;Q&quot;;([Stampe.$Y$2]+4+[.$B8])))" office:value-type="float" office:value="4" calcext:value-type="float">
            <text:p>4</text:p>
          </table:table-cell>
          <table:table-cell table:style-name="ce8" table:formula="of:=INDIRECT(CONCATENATE([Stampe.$Y$2];&quot;.&quot;;&quot;R&quot;;([Stampe.$Y$2]+4+[.$B8])))" office:value-type="float" office:value="15" calcext:value-type="float">
            <text:p>15</text:p>
          </table:table-cell>
          <table:table-cell table:style-name="ce8" table:formula="of:=INDIRECT(CONCATENATE([Stampe.$Y$2];&quot;.&quot;;&quot;S&quot;;([Stampe.$Y$2]+4+[.$B8])))" office:value-type="float" office:value="6" calcext:value-type="float">
            <text:p>6</text:p>
          </table:table-cell>
          <table:table-cell table:style-name="ce10" table:formula="of:=INDIRECT(CONCATENATE([Stampe.$Y$2];&quot;.&quot;;&quot;T&quot;;([Stampe.$Y$2]+4+[.$B8])))" office:value-type="float" office:value="14" calcext:value-type="float">
            <text:p>14</text:p>
          </table:table-cell>
          <table:table-cell table:style-name="ce8" table:formula="of:=INDIRECT(CONCATENATE([Stampe.$Y$2];&quot;.&quot;;&quot;W&quot;;([Stampe.$Y$2]+4+[.$B8])))" office:value-type="float" office:value="12" calcext:value-type="float">
            <text:p>12</text:p>
          </table:table-cell>
          <table:table-cell table:style-name="ce8" table:formula="of:=INDIRECT(CONCATENATE([Stampe.$Y$2];&quot;.&quot;;&quot;X&quot;;([Stampe.$Y$2]+4+[.$B8])))" office:value-type="float" office:value="6" calcext:value-type="float">
            <text:p>6</text:p>
          </table:table-cell>
          <table:table-cell table:style-name="ce8" table:formula="of:=INDIRECT(CONCATENATE([Stampe.$Y$2];&quot;.&quot;;&quot;Y&quot;;([Stampe.$Y$2]+4+[.$B8])))" office:value-type="float" office:value="5" calcext:value-type="float">
            <text:p>5</text:p>
          </table:table-cell>
          <table:table-cell table:style-name="ce10" table:formula="of:=INDIRECT(CONCATENATE([Stampe.$Y$2];&quot;.&quot;;&quot;Z&quot;;([Stampe.$Y$2]+4+[.$B8])))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8]+1" office:value-type="float" office:value="5" calcext:value-type="float" table:number-columns-spanned="2" table:number-rows-spanned="1">
            <text:p>5</text:p>
          </table:table-cell>
          <table:covered-table-cell table:style-name="ce5"/>
          <table:table-cell table:style-name="ce6" table:formula="of:=INDIRECT(CONCATENATE([Stampe.$Y$2];&quot;.&quot;;&quot;E&quot;;([Stampe.$Y$2]+4+[.$B9])))" office:value-type="string" office:string-value="-" calcext:value-type="string">
            <text:p>-</text:p>
          </table:table-cell>
          <table:table-cell table:style-name="ce8" table:formula="of:=INDIRECT(CONCATENATE([Stampe.$Y$2];&quot;.&quot;;&quot;F&quot;;([Stampe.$Y$2]+4+[.$B9])))" office:value-type="string" office:string-value="-" calcext:value-type="string">
            <text:p>-</text:p>
          </table:table-cell>
          <table:table-cell table:style-name="ce8" table:formula="of:=INDIRECT(CONCATENATE([Stampe.$Y$2];&quot;.&quot;;&quot;G&quot;;([Stampe.$Y$2]+4+[.$B9])))" office:value-type="string" office:string-value="-" calcext:value-type="string">
            <text:p>-</text:p>
          </table:table-cell>
          <table:table-cell table:style-name="ce10" table:formula="of:=INDIRECT(CONCATENATE([Stampe.$Y$2];&quot;.&quot;;&quot;H&quot;;([Stampe.$Y$2]+4+[.$B9])))" office:value-type="string" office:string-value="-" calcext:value-type="string">
            <text:p>-</text:p>
          </table:table-cell>
          <table:table-cell table:style-name="ce6" table:formula="of:=INDIRECT(CONCATENATE([Stampe.$Y$2];&quot;.&quot;;&quot;K&quot;;([Stampe.$Y$2]+4+[.$B9])))" office:value-type="string" office:string-value="-" calcext:value-type="string">
            <text:p>-</text:p>
          </table:table-cell>
          <table:table-cell table:style-name="ce8" table:formula="of:=INDIRECT(CONCATENATE([Stampe.$Y$2];&quot;.&quot;;&quot;L&quot;;([Stampe.$Y$2]+4+[.$B9])))" office:value-type="string" office:string-value="-" calcext:value-type="string">
            <text:p>-</text:p>
          </table:table-cell>
          <table:table-cell table:style-name="ce8" table:formula="of:=INDIRECT(CONCATENATE([Stampe.$Y$2];&quot;.&quot;;&quot;M&quot;;([Stampe.$Y$2]+4+[.$B9])))" office:value-type="string" office:string-value="-" calcext:value-type="string">
            <text:p>-</text:p>
          </table:table-cell>
          <table:table-cell table:style-name="ce10" table:formula="of:=INDIRECT(CONCATENATE([Stampe.$Y$2];&quot;.&quot;;&quot;N&quot;;([Stampe.$Y$2]+4+[.$B9])))" office:value-type="string" office:string-value="-" calcext:value-type="string">
            <text:p>-</text:p>
          </table:table-cell>
          <table:table-cell table:style-name="ce6" table:formula="of:=INDIRECT(CONCATENATE([Stampe.$Y$2];&quot;.&quot;;&quot;Q&quot;;([Stampe.$Y$2]+4+[.$B9])))" office:value-type="string" office:string-value="-" calcext:value-type="string">
            <text:p>-</text:p>
          </table:table-cell>
          <table:table-cell table:style-name="ce8" table:formula="of:=INDIRECT(CONCATENATE([Stampe.$Y$2];&quot;.&quot;;&quot;R&quot;;([Stampe.$Y$2]+4+[.$B9])))" office:value-type="string" office:string-value="-" calcext:value-type="string">
            <text:p>-</text:p>
          </table:table-cell>
          <table:table-cell table:style-name="ce8" table:formula="of:=INDIRECT(CONCATENATE([Stampe.$Y$2];&quot;.&quot;;&quot;S&quot;;([Stampe.$Y$2]+4+[.$B9])))" office:value-type="string" office:string-value="-" calcext:value-type="string">
            <text:p>-</text:p>
          </table:table-cell>
          <table:table-cell table:style-name="ce10" table:formula="of:=INDIRECT(CONCATENATE([Stampe.$Y$2];&quot;.&quot;;&quot;T&quot;;([Stampe.$Y$2]+4+[.$B9])))" office:value-type="string" office:string-value="-" calcext:value-type="string">
            <text:p>-</text:p>
          </table:table-cell>
          <table:table-cell table:style-name="ce8" table:formula="of:=INDIRECT(CONCATENATE([Stampe.$Y$2];&quot;.&quot;;&quot;W&quot;;([Stampe.$Y$2]+4+[.$B9])))" office:value-type="string" office:string-value="-" calcext:value-type="string">
            <text:p>-</text:p>
          </table:table-cell>
          <table:table-cell table:style-name="ce8" table:formula="of:=INDIRECT(CONCATENATE([Stampe.$Y$2];&quot;.&quot;;&quot;X&quot;;([Stampe.$Y$2]+4+[.$B9])))" office:value-type="string" office:string-value="-" calcext:value-type="string">
            <text:p>-</text:p>
          </table:table-cell>
          <table:table-cell table:style-name="ce8" table:formula="of:=INDIRECT(CONCATENATE([Stampe.$Y$2];&quot;.&quot;;&quot;Y&quot;;([Stampe.$Y$2]+4+[.$B9])))" office:value-type="string" office:string-value="-" calcext:value-type="string">
            <text:p>-</text:p>
          </table:table-cell>
          <table:table-cell table:style-name="ce10" table:formula="of:=INDIRECT(CONCATENATE([Stampe.$Y$2];&quot;.&quot;;&quot;Z&quot;;([Stampe.$Y$2]+4+[.$B9])))" office:value-type="string" office:string-value="-" calcext:value-type="string">
            <text:p>-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9]+1" office:value-type="float" office:value="6" calcext:value-type="float" table:number-columns-spanned="2" table:number-rows-spanned="1">
            <text:p>6</text:p>
          </table:table-cell>
          <table:covered-table-cell table:style-name="ce5"/>
          <table:table-cell table:style-name="ce6" table:formula="of:=INDIRECT(CONCATENATE([Stampe.$Y$2];&quot;.&quot;;&quot;E&quot;;([Stampe.$Y$2]+4+[.$B10])))" office:value-type="string" office:string-value="-" calcext:value-type="string">
            <text:p>-</text:p>
          </table:table-cell>
          <table:table-cell table:style-name="ce8" table:formula="of:=INDIRECT(CONCATENATE([Stampe.$Y$2];&quot;.&quot;;&quot;F&quot;;([Stampe.$Y$2]+4+[.$B10])))" office:value-type="string" office:string-value="-" calcext:value-type="string">
            <text:p>-</text:p>
          </table:table-cell>
          <table:table-cell table:style-name="ce8" table:formula="of:=INDIRECT(CONCATENATE([Stampe.$Y$2];&quot;.&quot;;&quot;G&quot;;([Stampe.$Y$2]+4+[.$B10])))" office:value-type="string" office:string-value="-" calcext:value-type="string">
            <text:p>-</text:p>
          </table:table-cell>
          <table:table-cell table:style-name="ce10" table:formula="of:=INDIRECT(CONCATENATE([Stampe.$Y$2];&quot;.&quot;;&quot;H&quot;;([Stampe.$Y$2]+4+[.$B10])))" office:value-type="string" office:string-value="-" calcext:value-type="string">
            <text:p>-</text:p>
          </table:table-cell>
          <table:table-cell table:style-name="ce6" table:formula="of:=INDIRECT(CONCATENATE([Stampe.$Y$2];&quot;.&quot;;&quot;K&quot;;([Stampe.$Y$2]+4+[.$B10])))" office:value-type="string" office:string-value="-" calcext:value-type="string">
            <text:p>-</text:p>
          </table:table-cell>
          <table:table-cell table:style-name="ce8" table:formula="of:=INDIRECT(CONCATENATE([Stampe.$Y$2];&quot;.&quot;;&quot;L&quot;;([Stampe.$Y$2]+4+[.$B10])))" office:value-type="string" office:string-value="-" calcext:value-type="string">
            <text:p>-</text:p>
          </table:table-cell>
          <table:table-cell table:style-name="ce8" table:formula="of:=INDIRECT(CONCATENATE([Stampe.$Y$2];&quot;.&quot;;&quot;M&quot;;([Stampe.$Y$2]+4+[.$B10])))" office:value-type="string" office:string-value="-" calcext:value-type="string">
            <text:p>-</text:p>
          </table:table-cell>
          <table:table-cell table:style-name="ce10" table:formula="of:=INDIRECT(CONCATENATE([Stampe.$Y$2];&quot;.&quot;;&quot;N&quot;;([Stampe.$Y$2]+4+[.$B10])))" office:value-type="string" office:string-value="-" calcext:value-type="string">
            <text:p>-</text:p>
          </table:table-cell>
          <table:table-cell table:style-name="ce6" table:formula="of:=INDIRECT(CONCATENATE([Stampe.$Y$2];&quot;.&quot;;&quot;Q&quot;;([Stampe.$Y$2]+4+[.$B10])))" office:value-type="string" office:string-value="-" calcext:value-type="string">
            <text:p>-</text:p>
          </table:table-cell>
          <table:table-cell table:style-name="ce8" table:formula="of:=INDIRECT(CONCATENATE([Stampe.$Y$2];&quot;.&quot;;&quot;R&quot;;([Stampe.$Y$2]+4+[.$B10])))" office:value-type="string" office:string-value="-" calcext:value-type="string">
            <text:p>-</text:p>
          </table:table-cell>
          <table:table-cell table:style-name="ce8" table:formula="of:=INDIRECT(CONCATENATE([Stampe.$Y$2];&quot;.&quot;;&quot;S&quot;;([Stampe.$Y$2]+4+[.$B10])))" office:value-type="string" office:string-value="-" calcext:value-type="string">
            <text:p>-</text:p>
          </table:table-cell>
          <table:table-cell table:style-name="ce10" table:formula="of:=INDIRECT(CONCATENATE([Stampe.$Y$2];&quot;.&quot;;&quot;T&quot;;([Stampe.$Y$2]+4+[.$B10])))" office:value-type="string" office:string-value="-" calcext:value-type="string">
            <text:p>-</text:p>
          </table:table-cell>
          <table:table-cell table:style-name="ce8" table:formula="of:=INDIRECT(CONCATENATE([Stampe.$Y$2];&quot;.&quot;;&quot;W&quot;;([Stampe.$Y$2]+4+[.$B10])))" office:value-type="string" office:string-value="-" calcext:value-type="string">
            <text:p>-</text:p>
          </table:table-cell>
          <table:table-cell table:style-name="ce8" table:formula="of:=INDIRECT(CONCATENATE([Stampe.$Y$2];&quot;.&quot;;&quot;X&quot;;([Stampe.$Y$2]+4+[.$B10])))" office:value-type="string" office:string-value="-" calcext:value-type="string">
            <text:p>-</text:p>
          </table:table-cell>
          <table:table-cell table:style-name="ce8" table:formula="of:=INDIRECT(CONCATENATE([Stampe.$Y$2];&quot;.&quot;;&quot;Y&quot;;([Stampe.$Y$2]+4+[.$B10])))" office:value-type="string" office:string-value="-" calcext:value-type="string">
            <text:p>-</text:p>
          </table:table-cell>
          <table:table-cell table:style-name="ce10" table:formula="of:=INDIRECT(CONCATENATE([Stampe.$Y$2];&quot;.&quot;;&quot;Z&quot;;([Stampe.$Y$2]+4+[.$B10])))" office:value-type="string" office:string-value="-" calcext:value-type="string">
            <text:p>-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10]+1" office:value-type="float" office:value="7" calcext:value-type="float" table:number-columns-spanned="2" table:number-rows-spanned="1">
            <text:p>7</text:p>
          </table:table-cell>
          <table:covered-table-cell table:style-name="ce5"/>
          <table:table-cell table:style-name="ce6" table:formula="of:=INDIRECT(CONCATENATE([Stampe.$Y$2];&quot;.&quot;;&quot;E&quot;;([Stampe.$Y$2]+4+[.$B11])))" office:value-type="string" office:string-value="-" calcext:value-type="string">
            <text:p>-</text:p>
          </table:table-cell>
          <table:table-cell table:style-name="ce8" table:formula="of:=INDIRECT(CONCATENATE([Stampe.$Y$2];&quot;.&quot;;&quot;F&quot;;([Stampe.$Y$2]+4+[.$B11])))" office:value-type="string" office:string-value="-" calcext:value-type="string">
            <text:p>-</text:p>
          </table:table-cell>
          <table:table-cell table:style-name="ce8" table:formula="of:=INDIRECT(CONCATENATE([Stampe.$Y$2];&quot;.&quot;;&quot;G&quot;;([Stampe.$Y$2]+4+[.$B11])))" office:value-type="string" office:string-value="-" calcext:value-type="string">
            <text:p>-</text:p>
          </table:table-cell>
          <table:table-cell table:style-name="ce10" table:formula="of:=INDIRECT(CONCATENATE([Stampe.$Y$2];&quot;.&quot;;&quot;H&quot;;([Stampe.$Y$2]+4+[.$B11])))" office:value-type="string" office:string-value="-" calcext:value-type="string">
            <text:p>-</text:p>
          </table:table-cell>
          <table:table-cell table:style-name="ce6" table:formula="of:=INDIRECT(CONCATENATE([Stampe.$Y$2];&quot;.&quot;;&quot;K&quot;;([Stampe.$Y$2]+4+[.$B11])))" office:value-type="string" office:string-value="-" calcext:value-type="string">
            <text:p>-</text:p>
          </table:table-cell>
          <table:table-cell table:style-name="ce8" table:formula="of:=INDIRECT(CONCATENATE([Stampe.$Y$2];&quot;.&quot;;&quot;L&quot;;([Stampe.$Y$2]+4+[.$B11])))" office:value-type="string" office:string-value="-" calcext:value-type="string">
            <text:p>-</text:p>
          </table:table-cell>
          <table:table-cell table:style-name="ce8" table:formula="of:=INDIRECT(CONCATENATE([Stampe.$Y$2];&quot;.&quot;;&quot;M&quot;;([Stampe.$Y$2]+4+[.$B11])))" office:value-type="string" office:string-value="-" calcext:value-type="string">
            <text:p>-</text:p>
          </table:table-cell>
          <table:table-cell table:style-name="ce10" table:formula="of:=INDIRECT(CONCATENATE([Stampe.$Y$2];&quot;.&quot;;&quot;N&quot;;([Stampe.$Y$2]+4+[.$B11])))" office:value-type="string" office:string-value="-" calcext:value-type="string">
            <text:p>-</text:p>
          </table:table-cell>
          <table:table-cell table:style-name="ce6" table:formula="of:=INDIRECT(CONCATENATE([Stampe.$Y$2];&quot;.&quot;;&quot;Q&quot;;([Stampe.$Y$2]+4+[.$B11])))" office:value-type="string" office:string-value="-" calcext:value-type="string">
            <text:p>-</text:p>
          </table:table-cell>
          <table:table-cell table:style-name="ce8" table:formula="of:=INDIRECT(CONCATENATE([Stampe.$Y$2];&quot;.&quot;;&quot;R&quot;;([Stampe.$Y$2]+4+[.$B11])))" office:value-type="string" office:string-value="-" calcext:value-type="string">
            <text:p>-</text:p>
          </table:table-cell>
          <table:table-cell table:style-name="ce8" table:formula="of:=INDIRECT(CONCATENATE([Stampe.$Y$2];&quot;.&quot;;&quot;S&quot;;([Stampe.$Y$2]+4+[.$B11])))" office:value-type="string" office:string-value="-" calcext:value-type="string">
            <text:p>-</text:p>
          </table:table-cell>
          <table:table-cell table:style-name="ce10" table:formula="of:=INDIRECT(CONCATENATE([Stampe.$Y$2];&quot;.&quot;;&quot;T&quot;;([Stampe.$Y$2]+4+[.$B11])))" office:value-type="string" office:string-value="-" calcext:value-type="string">
            <text:p>-</text:p>
          </table:table-cell>
          <table:table-cell table:style-name="ce8" table:formula="of:=INDIRECT(CONCATENATE([Stampe.$Y$2];&quot;.&quot;;&quot;W&quot;;([Stampe.$Y$2]+4+[.$B11])))" office:value-type="string" office:string-value="-" calcext:value-type="string">
            <text:p>-</text:p>
          </table:table-cell>
          <table:table-cell table:style-name="ce8" table:formula="of:=INDIRECT(CONCATENATE([Stampe.$Y$2];&quot;.&quot;;&quot;X&quot;;([Stampe.$Y$2]+4+[.$B11])))" office:value-type="string" office:string-value="-" calcext:value-type="string">
            <text:p>-</text:p>
          </table:table-cell>
          <table:table-cell table:style-name="ce8" table:formula="of:=INDIRECT(CONCATENATE([Stampe.$Y$2];&quot;.&quot;;&quot;Y&quot;;([Stampe.$Y$2]+4+[.$B11])))" office:value-type="string" office:string-value="-" calcext:value-type="string">
            <text:p>-</text:p>
          </table:table-cell>
          <table:table-cell table:style-name="ce10" table:formula="of:=INDIRECT(CONCATENATE([Stampe.$Y$2];&quot;.&quot;;&quot;Z&quot;;([Stampe.$Y$2]+4+[.$B11])))" office:value-type="string" office:string-value="-" calcext:value-type="string">
            <text:p>-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11]+1" office:value-type="float" office:value="8" calcext:value-type="float" table:number-columns-spanned="2" table:number-rows-spanned="1">
            <text:p>8</text:p>
          </table:table-cell>
          <table:covered-table-cell table:style-name="ce5"/>
          <table:table-cell table:style-name="ce6" table:formula="of:=INDIRECT(CONCATENATE([Stampe.$Y$2];&quot;.&quot;;&quot;E&quot;;([Stampe.$Y$2]+4+[.$B12])))" office:value-type="string" office:string-value="-" calcext:value-type="string">
            <text:p>-</text:p>
          </table:table-cell>
          <table:table-cell table:style-name="ce8" table:formula="of:=INDIRECT(CONCATENATE([Stampe.$Y$2];&quot;.&quot;;&quot;F&quot;;([Stampe.$Y$2]+4+[.$B12])))" office:value-type="string" office:string-value="-" calcext:value-type="string">
            <text:p>-</text:p>
          </table:table-cell>
          <table:table-cell table:style-name="ce8" table:formula="of:=INDIRECT(CONCATENATE([Stampe.$Y$2];&quot;.&quot;;&quot;G&quot;;([Stampe.$Y$2]+4+[.$B12])))" office:value-type="string" office:string-value="-" calcext:value-type="string">
            <text:p>-</text:p>
          </table:table-cell>
          <table:table-cell table:style-name="ce10" table:formula="of:=INDIRECT(CONCATENATE([Stampe.$Y$2];&quot;.&quot;;&quot;H&quot;;([Stampe.$Y$2]+4+[.$B12])))" office:value-type="string" office:string-value="-" calcext:value-type="string">
            <text:p>-</text:p>
          </table:table-cell>
          <table:table-cell table:style-name="ce6" table:formula="of:=INDIRECT(CONCATENATE([Stampe.$Y$2];&quot;.&quot;;&quot;K&quot;;([Stampe.$Y$2]+4+[.$B12])))" office:value-type="string" office:string-value="-" calcext:value-type="string">
            <text:p>-</text:p>
          </table:table-cell>
          <table:table-cell table:style-name="ce8" table:formula="of:=INDIRECT(CONCATENATE([Stampe.$Y$2];&quot;.&quot;;&quot;L&quot;;([Stampe.$Y$2]+4+[.$B12])))" office:value-type="string" office:string-value="-" calcext:value-type="string">
            <text:p>-</text:p>
          </table:table-cell>
          <table:table-cell table:style-name="ce8" table:formula="of:=INDIRECT(CONCATENATE([Stampe.$Y$2];&quot;.&quot;;&quot;M&quot;;([Stampe.$Y$2]+4+[.$B12])))" office:value-type="string" office:string-value="-" calcext:value-type="string">
            <text:p>-</text:p>
          </table:table-cell>
          <table:table-cell table:style-name="ce10" table:formula="of:=INDIRECT(CONCATENATE([Stampe.$Y$2];&quot;.&quot;;&quot;N&quot;;([Stampe.$Y$2]+4+[.$B12])))" office:value-type="string" office:string-value="-" calcext:value-type="string">
            <text:p>-</text:p>
          </table:table-cell>
          <table:table-cell table:style-name="ce6" table:formula="of:=INDIRECT(CONCATENATE([Stampe.$Y$2];&quot;.&quot;;&quot;Q&quot;;([Stampe.$Y$2]+4+[.$B12])))" office:value-type="string" office:string-value="-" calcext:value-type="string">
            <text:p>-</text:p>
          </table:table-cell>
          <table:table-cell table:style-name="ce8" table:formula="of:=INDIRECT(CONCATENATE([Stampe.$Y$2];&quot;.&quot;;&quot;R&quot;;([Stampe.$Y$2]+4+[.$B12])))" office:value-type="string" office:string-value="-" calcext:value-type="string">
            <text:p>-</text:p>
          </table:table-cell>
          <table:table-cell table:style-name="ce8" table:formula="of:=INDIRECT(CONCATENATE([Stampe.$Y$2];&quot;.&quot;;&quot;S&quot;;([Stampe.$Y$2]+4+[.$B12])))" office:value-type="string" office:string-value="-" calcext:value-type="string">
            <text:p>-</text:p>
          </table:table-cell>
          <table:table-cell table:style-name="ce10" table:formula="of:=INDIRECT(CONCATENATE([Stampe.$Y$2];&quot;.&quot;;&quot;T&quot;;([Stampe.$Y$2]+4+[.$B12])))" office:value-type="string" office:string-value="-" calcext:value-type="string">
            <text:p>-</text:p>
          </table:table-cell>
          <table:table-cell table:style-name="ce8" table:formula="of:=INDIRECT(CONCATENATE([Stampe.$Y$2];&quot;.&quot;;&quot;W&quot;;([Stampe.$Y$2]+4+[.$B12])))" office:value-type="string" office:string-value="-" calcext:value-type="string">
            <text:p>-</text:p>
          </table:table-cell>
          <table:table-cell table:style-name="ce8" table:formula="of:=INDIRECT(CONCATENATE([Stampe.$Y$2];&quot;.&quot;;&quot;X&quot;;([Stampe.$Y$2]+4+[.$B12])))" office:value-type="string" office:string-value="-" calcext:value-type="string">
            <text:p>-</text:p>
          </table:table-cell>
          <table:table-cell table:style-name="ce8" table:formula="of:=INDIRECT(CONCATENATE([Stampe.$Y$2];&quot;.&quot;;&quot;Y&quot;;([Stampe.$Y$2]+4+[.$B12])))" office:value-type="string" office:string-value="-" calcext:value-type="string">
            <text:p>-</text:p>
          </table:table-cell>
          <table:table-cell table:style-name="ce10" table:formula="of:=INDIRECT(CONCATENATE([Stampe.$Y$2];&quot;.&quot;;&quot;Z&quot;;([Stampe.$Y$2]+4+[.$B12])))" office:value-type="string" office:string-value="-" calcext:value-type="string">
            <text:p>-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12]+1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6" table:formula="of:=INDIRECT(CONCATENATE([Stampe.$Y$2];&quot;.&quot;;&quot;E&quot;;([Stampe.$Y$2]+4+[.$B13])))" office:value-type="string" office:string-value="-" calcext:value-type="string">
            <text:p>-</text:p>
          </table:table-cell>
          <table:table-cell table:style-name="ce8" table:formula="of:=INDIRECT(CONCATENATE([Stampe.$Y$2];&quot;.&quot;;&quot;F&quot;;([Stampe.$Y$2]+4+[.$B13])))" office:value-type="string" office:string-value="-" calcext:value-type="string">
            <text:p>-</text:p>
          </table:table-cell>
          <table:table-cell table:style-name="ce8" table:formula="of:=INDIRECT(CONCATENATE([Stampe.$Y$2];&quot;.&quot;;&quot;G&quot;;([Stampe.$Y$2]+4+[.$B13])))" office:value-type="string" office:string-value="-" calcext:value-type="string">
            <text:p>-</text:p>
          </table:table-cell>
          <table:table-cell table:style-name="ce10" table:formula="of:=INDIRECT(CONCATENATE([Stampe.$Y$2];&quot;.&quot;;&quot;H&quot;;([Stampe.$Y$2]+4+[.$B13])))" office:value-type="string" office:string-value="-" calcext:value-type="string">
            <text:p>-</text:p>
          </table:table-cell>
          <table:table-cell table:style-name="ce6" table:formula="of:=INDIRECT(CONCATENATE([Stampe.$Y$2];&quot;.&quot;;&quot;K&quot;;([Stampe.$Y$2]+4+[.$B13])))" office:value-type="string" office:string-value="-" calcext:value-type="string">
            <text:p>-</text:p>
          </table:table-cell>
          <table:table-cell table:style-name="ce8" table:formula="of:=INDIRECT(CONCATENATE([Stampe.$Y$2];&quot;.&quot;;&quot;L&quot;;([Stampe.$Y$2]+4+[.$B13])))" office:value-type="string" office:string-value="-" calcext:value-type="string">
            <text:p>-</text:p>
          </table:table-cell>
          <table:table-cell table:style-name="ce8" table:formula="of:=INDIRECT(CONCATENATE([Stampe.$Y$2];&quot;.&quot;;&quot;M&quot;;([Stampe.$Y$2]+4+[.$B13])))" office:value-type="string" office:string-value="-" calcext:value-type="string">
            <text:p>-</text:p>
          </table:table-cell>
          <table:table-cell table:style-name="ce10" table:formula="of:=INDIRECT(CONCATENATE([Stampe.$Y$2];&quot;.&quot;;&quot;N&quot;;([Stampe.$Y$2]+4+[.$B13])))" office:value-type="string" office:string-value="-" calcext:value-type="string">
            <text:p>-</text:p>
          </table:table-cell>
          <table:table-cell table:style-name="ce6" table:formula="of:=INDIRECT(CONCATENATE([Stampe.$Y$2];&quot;.&quot;;&quot;Q&quot;;([Stampe.$Y$2]+4+[.$B13])))" office:value-type="string" office:string-value="-" calcext:value-type="string">
            <text:p>-</text:p>
          </table:table-cell>
          <table:table-cell table:style-name="ce8" table:formula="of:=INDIRECT(CONCATENATE([Stampe.$Y$2];&quot;.&quot;;&quot;R&quot;;([Stampe.$Y$2]+4+[.$B13])))" office:value-type="string" office:string-value="-" calcext:value-type="string">
            <text:p>-</text:p>
          </table:table-cell>
          <table:table-cell table:style-name="ce8" table:formula="of:=INDIRECT(CONCATENATE([Stampe.$Y$2];&quot;.&quot;;&quot;S&quot;;([Stampe.$Y$2]+4+[.$B13])))" office:value-type="string" office:string-value="-" calcext:value-type="string">
            <text:p>-</text:p>
          </table:table-cell>
          <table:table-cell table:style-name="ce10" table:formula="of:=INDIRECT(CONCATENATE([Stampe.$Y$2];&quot;.&quot;;&quot;T&quot;;([Stampe.$Y$2]+4+[.$B13])))" office:value-type="string" office:string-value="-" calcext:value-type="string">
            <text:p>-</text:p>
          </table:table-cell>
          <table:table-cell table:style-name="ce8" table:formula="of:=INDIRECT(CONCATENATE([Stampe.$Y$2];&quot;.&quot;;&quot;W&quot;;([Stampe.$Y$2]+4+[.$B13])))" office:value-type="string" office:string-value="-" calcext:value-type="string">
            <text:p>-</text:p>
          </table:table-cell>
          <table:table-cell table:style-name="ce8" table:formula="of:=INDIRECT(CONCATENATE([Stampe.$Y$2];&quot;.&quot;;&quot;X&quot;;([Stampe.$Y$2]+4+[.$B13])))" office:value-type="string" office:string-value="-" calcext:value-type="string">
            <text:p>-</text:p>
          </table:table-cell>
          <table:table-cell table:style-name="ce8" table:formula="of:=INDIRECT(CONCATENATE([Stampe.$Y$2];&quot;.&quot;;&quot;Y&quot;;([Stampe.$Y$2]+4+[.$B13])))" office:value-type="string" office:string-value="-" calcext:value-type="string">
            <text:p>-</text:p>
          </table:table-cell>
          <table:table-cell table:style-name="ce10" table:formula="of:=INDIRECT(CONCATENATE([Stampe.$Y$2];&quot;.&quot;;&quot;Z&quot;;([Stampe.$Y$2]+4+[.$B13])))" office:value-type="string" office:string-value="-" calcext:value-type="string">
            <text:p>-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13]+1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6" table:formula="of:=INDIRECT(CONCATENATE([Stampe.$Y$2];&quot;.&quot;;&quot;E&quot;;([Stampe.$Y$2]+4+[.$B14])))" office:value-type="string" office:string-value="-" calcext:value-type="string">
            <text:p>-</text:p>
          </table:table-cell>
          <table:table-cell table:style-name="ce8" table:formula="of:=INDIRECT(CONCATENATE([Stampe.$Y$2];&quot;.&quot;;&quot;F&quot;;([Stampe.$Y$2]+4+[.$B14])))" office:value-type="string" office:string-value="-" calcext:value-type="string">
            <text:p>-</text:p>
          </table:table-cell>
          <table:table-cell table:style-name="ce8" table:formula="of:=INDIRECT(CONCATENATE([Stampe.$Y$2];&quot;.&quot;;&quot;G&quot;;([Stampe.$Y$2]+4+[.$B14])))" office:value-type="string" office:string-value="-" calcext:value-type="string">
            <text:p>-</text:p>
          </table:table-cell>
          <table:table-cell table:style-name="ce10" table:formula="of:=INDIRECT(CONCATENATE([Stampe.$Y$2];&quot;.&quot;;&quot;H&quot;;([Stampe.$Y$2]+4+[.$B14])))" office:value-type="string" office:string-value="-" calcext:value-type="string">
            <text:p>-</text:p>
          </table:table-cell>
          <table:table-cell table:style-name="ce6" table:formula="of:=INDIRECT(CONCATENATE([Stampe.$Y$2];&quot;.&quot;;&quot;K&quot;;([Stampe.$Y$2]+4+[.$B14])))" office:value-type="string" office:string-value="-" calcext:value-type="string">
            <text:p>-</text:p>
          </table:table-cell>
          <table:table-cell table:style-name="ce8" table:formula="of:=INDIRECT(CONCATENATE([Stampe.$Y$2];&quot;.&quot;;&quot;L&quot;;([Stampe.$Y$2]+4+[.$B14])))" office:value-type="string" office:string-value="-" calcext:value-type="string">
            <text:p>-</text:p>
          </table:table-cell>
          <table:table-cell table:style-name="ce8" table:formula="of:=INDIRECT(CONCATENATE([Stampe.$Y$2];&quot;.&quot;;&quot;M&quot;;([Stampe.$Y$2]+4+[.$B14])))" office:value-type="string" office:string-value="-" calcext:value-type="string">
            <text:p>-</text:p>
          </table:table-cell>
          <table:table-cell table:style-name="ce10" table:formula="of:=INDIRECT(CONCATENATE([Stampe.$Y$2];&quot;.&quot;;&quot;N&quot;;([Stampe.$Y$2]+4+[.$B14])))" office:value-type="string" office:string-value="-" calcext:value-type="string">
            <text:p>-</text:p>
          </table:table-cell>
          <table:table-cell table:style-name="ce6" table:formula="of:=INDIRECT(CONCATENATE([Stampe.$Y$2];&quot;.&quot;;&quot;Q&quot;;([Stampe.$Y$2]+4+[.$B14])))" office:value-type="string" office:string-value="-" calcext:value-type="string">
            <text:p>-</text:p>
          </table:table-cell>
          <table:table-cell table:style-name="ce8" table:formula="of:=INDIRECT(CONCATENATE([Stampe.$Y$2];&quot;.&quot;;&quot;R&quot;;([Stampe.$Y$2]+4+[.$B14])))" office:value-type="string" office:string-value="-" calcext:value-type="string">
            <text:p>-</text:p>
          </table:table-cell>
          <table:table-cell table:style-name="ce8" table:formula="of:=INDIRECT(CONCATENATE([Stampe.$Y$2];&quot;.&quot;;&quot;S&quot;;([Stampe.$Y$2]+4+[.$B14])))" office:value-type="string" office:string-value="-" calcext:value-type="string">
            <text:p>-</text:p>
          </table:table-cell>
          <table:table-cell table:style-name="ce10" table:formula="of:=INDIRECT(CONCATENATE([Stampe.$Y$2];&quot;.&quot;;&quot;T&quot;;([Stampe.$Y$2]+4+[.$B14])))" office:value-type="string" office:string-value="-" calcext:value-type="string">
            <text:p>-</text:p>
          </table:table-cell>
          <table:table-cell table:style-name="ce8" table:formula="of:=INDIRECT(CONCATENATE([Stampe.$Y$2];&quot;.&quot;;&quot;W&quot;;([Stampe.$Y$2]+4+[.$B14])))" office:value-type="string" office:string-value="-" calcext:value-type="string">
            <text:p>-</text:p>
          </table:table-cell>
          <table:table-cell table:style-name="ce8" table:formula="of:=INDIRECT(CONCATENATE([Stampe.$Y$2];&quot;.&quot;;&quot;X&quot;;([Stampe.$Y$2]+4+[.$B14])))" office:value-type="string" office:string-value="-" calcext:value-type="string">
            <text:p>-</text:p>
          </table:table-cell>
          <table:table-cell table:style-name="ce8" table:formula="of:=INDIRECT(CONCATENATE([Stampe.$Y$2];&quot;.&quot;;&quot;Y&quot;;([Stampe.$Y$2]+4+[.$B14])))" office:value-type="string" office:string-value="-" calcext:value-type="string">
            <text:p>-</text:p>
          </table:table-cell>
          <table:table-cell table:style-name="ce10" table:formula="of:=INDIRECT(CONCATENATE([Stampe.$Y$2];&quot;.&quot;;&quot;Z&quot;;([Stampe.$Y$2]+4+[.$B14])))" office:value-type="string" office:string-value="-" calcext:value-type="string">
            <text:p>-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14]+1" office:value-type="float" office:value="11" calcext:value-type="float" table:number-columns-spanned="2" table:number-rows-spanned="1">
            <text:p>11</text:p>
          </table:table-cell>
          <table:covered-table-cell/>
          <table:table-cell table:style-name="ce6" table:formula="of:=INDIRECT(CONCATENATE([Stampe.$Y$2];&quot;.&quot;;&quot;E&quot;;([Stampe.$Y$2]+4+[.$B15])))" office:value-type="string" office:string-value="-" calcext:value-type="string">
            <text:p>-</text:p>
          </table:table-cell>
          <table:table-cell table:style-name="ce8" table:formula="of:=INDIRECT(CONCATENATE([Stampe.$Y$2];&quot;.&quot;;&quot;F&quot;;([Stampe.$Y$2]+4+[.$B15])))" office:value-type="string" office:string-value="-" calcext:value-type="string">
            <text:p>-</text:p>
          </table:table-cell>
          <table:table-cell table:style-name="ce8" table:formula="of:=INDIRECT(CONCATENATE([Stampe.$Y$2];&quot;.&quot;;&quot;G&quot;;([Stampe.$Y$2]+4+[.$B15])))" office:value-type="string" office:string-value="-" calcext:value-type="string">
            <text:p>-</text:p>
          </table:table-cell>
          <table:table-cell table:style-name="ce10" table:formula="of:=INDIRECT(CONCATENATE([Stampe.$Y$2];&quot;.&quot;;&quot;H&quot;;([Stampe.$Y$2]+4+[.$B15])))" office:value-type="string" office:string-value="-" calcext:value-type="string">
            <text:p>-</text:p>
          </table:table-cell>
          <table:table-cell table:style-name="ce6" table:formula="of:=INDIRECT(CONCATENATE([Stampe.$Y$2];&quot;.&quot;;&quot;K&quot;;([Stampe.$Y$2]+4+[.$B15])))" office:value-type="string" office:string-value="-" calcext:value-type="string">
            <text:p>-</text:p>
          </table:table-cell>
          <table:table-cell table:style-name="ce8" table:formula="of:=INDIRECT(CONCATENATE([Stampe.$Y$2];&quot;.&quot;;&quot;L&quot;;([Stampe.$Y$2]+4+[.$B15])))" office:value-type="string" office:string-value="-" calcext:value-type="string">
            <text:p>-</text:p>
          </table:table-cell>
          <table:table-cell table:style-name="ce8" table:formula="of:=INDIRECT(CONCATENATE([Stampe.$Y$2];&quot;.&quot;;&quot;M&quot;;([Stampe.$Y$2]+4+[.$B15])))" office:value-type="string" office:string-value="-" calcext:value-type="string">
            <text:p>-</text:p>
          </table:table-cell>
          <table:table-cell table:style-name="ce10" table:formula="of:=INDIRECT(CONCATENATE([Stampe.$Y$2];&quot;.&quot;;&quot;N&quot;;([Stampe.$Y$2]+4+[.$B15])))" office:value-type="string" office:string-value="-" calcext:value-type="string">
            <text:p>-</text:p>
          </table:table-cell>
          <table:table-cell table:style-name="ce6" table:formula="of:=INDIRECT(CONCATENATE([Stampe.$Y$2];&quot;.&quot;;&quot;Q&quot;;([Stampe.$Y$2]+4+[.$B15])))" office:value-type="string" office:string-value="-" calcext:value-type="string">
            <text:p>-</text:p>
          </table:table-cell>
          <table:table-cell table:style-name="ce8" table:formula="of:=INDIRECT(CONCATENATE([Stampe.$Y$2];&quot;.&quot;;&quot;R&quot;;([Stampe.$Y$2]+4+[.$B15])))" office:value-type="string" office:string-value="-" calcext:value-type="string">
            <text:p>-</text:p>
          </table:table-cell>
          <table:table-cell table:style-name="ce8" table:formula="of:=INDIRECT(CONCATENATE([Stampe.$Y$2];&quot;.&quot;;&quot;S&quot;;([Stampe.$Y$2]+4+[.$B15])))" office:value-type="string" office:string-value="-" calcext:value-type="string">
            <text:p>-</text:p>
          </table:table-cell>
          <table:table-cell table:style-name="ce10" table:formula="of:=INDIRECT(CONCATENATE([Stampe.$Y$2];&quot;.&quot;;&quot;T&quot;;([Stampe.$Y$2]+4+[.$B15])))" office:value-type="string" office:string-value="-" calcext:value-type="string">
            <text:p>-</text:p>
          </table:table-cell>
          <table:table-cell table:style-name="ce8" table:formula="of:=INDIRECT(CONCATENATE([Stampe.$Y$2];&quot;.&quot;;&quot;W&quot;;([Stampe.$Y$2]+4+[.$B15])))" office:value-type="string" office:string-value="-" calcext:value-type="string">
            <text:p>-</text:p>
          </table:table-cell>
          <table:table-cell table:style-name="ce8" table:formula="of:=INDIRECT(CONCATENATE([Stampe.$Y$2];&quot;.&quot;;&quot;X&quot;;([Stampe.$Y$2]+4+[.$B15])))" office:value-type="string" office:string-value="-" calcext:value-type="string">
            <text:p>-</text:p>
          </table:table-cell>
          <table:table-cell table:style-name="ce8" table:formula="of:=INDIRECT(CONCATENATE([Stampe.$Y$2];&quot;.&quot;;&quot;Y&quot;;([Stampe.$Y$2]+4+[.$B15])))" office:value-type="string" office:string-value="-" calcext:value-type="string">
            <text:p>-</text:p>
          </table:table-cell>
          <table:table-cell table:style-name="ce10" table:formula="of:=INDIRECT(CONCATENATE([Stampe.$Y$2];&quot;.&quot;;&quot;Z&quot;;([Stampe.$Y$2]+4+[.$B15])))" office:value-type="string" office:string-value="-" calcext:value-type="string">
            <text:p>-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15]+1" office:value-type="float" office:value="12" calcext:value-type="float" table:number-columns-spanned="2" table:number-rows-spanned="1">
            <text:p>12</text:p>
          </table:table-cell>
          <table:covered-table-cell/>
          <table:table-cell table:style-name="ce6" table:formula="of:=INDIRECT(CONCATENATE([Stampe.$Y$2];&quot;.&quot;;&quot;E&quot;;([Stampe.$Y$2]+4+[.$B16])))" office:value-type="string" office:string-value="-" calcext:value-type="string">
            <text:p>-</text:p>
          </table:table-cell>
          <table:table-cell table:style-name="ce8" table:formula="of:=INDIRECT(CONCATENATE([Stampe.$Y$2];&quot;.&quot;;&quot;F&quot;;([Stampe.$Y$2]+4+[.$B16])))" office:value-type="string" office:string-value="-" calcext:value-type="string">
            <text:p>-</text:p>
          </table:table-cell>
          <table:table-cell table:style-name="ce8" table:formula="of:=INDIRECT(CONCATENATE([Stampe.$Y$2];&quot;.&quot;;&quot;G&quot;;([Stampe.$Y$2]+4+[.$B16])))" office:value-type="string" office:string-value="-" calcext:value-type="string">
            <text:p>-</text:p>
          </table:table-cell>
          <table:table-cell table:style-name="ce10" table:formula="of:=INDIRECT(CONCATENATE([Stampe.$Y$2];&quot;.&quot;;&quot;H&quot;;([Stampe.$Y$2]+4+[.$B16])))" office:value-type="string" office:string-value="-" calcext:value-type="string">
            <text:p>-</text:p>
          </table:table-cell>
          <table:table-cell table:style-name="ce6" table:formula="of:=INDIRECT(CONCATENATE([Stampe.$Y$2];&quot;.&quot;;&quot;K&quot;;([Stampe.$Y$2]+4+[.$B16])))" office:value-type="string" office:string-value="-" calcext:value-type="string">
            <text:p>-</text:p>
          </table:table-cell>
          <table:table-cell table:style-name="ce8" table:formula="of:=INDIRECT(CONCATENATE([Stampe.$Y$2];&quot;.&quot;;&quot;L&quot;;([Stampe.$Y$2]+4+[.$B16])))" office:value-type="string" office:string-value="-" calcext:value-type="string">
            <text:p>-</text:p>
          </table:table-cell>
          <table:table-cell table:style-name="ce8" table:formula="of:=INDIRECT(CONCATENATE([Stampe.$Y$2];&quot;.&quot;;&quot;M&quot;;([Stampe.$Y$2]+4+[.$B16])))" office:value-type="string" office:string-value="-" calcext:value-type="string">
            <text:p>-</text:p>
          </table:table-cell>
          <table:table-cell table:style-name="ce10" table:formula="of:=INDIRECT(CONCATENATE([Stampe.$Y$2];&quot;.&quot;;&quot;N&quot;;([Stampe.$Y$2]+4+[.$B16])))" office:value-type="string" office:string-value="-" calcext:value-type="string">
            <text:p>-</text:p>
          </table:table-cell>
          <table:table-cell table:style-name="ce6" table:formula="of:=INDIRECT(CONCATENATE([Stampe.$Y$2];&quot;.&quot;;&quot;Q&quot;;([Stampe.$Y$2]+4+[.$B16])))" office:value-type="string" office:string-value="-" calcext:value-type="string">
            <text:p>-</text:p>
          </table:table-cell>
          <table:table-cell table:style-name="ce8" table:formula="of:=INDIRECT(CONCATENATE([Stampe.$Y$2];&quot;.&quot;;&quot;R&quot;;([Stampe.$Y$2]+4+[.$B16])))" office:value-type="string" office:string-value="-" calcext:value-type="string">
            <text:p>-</text:p>
          </table:table-cell>
          <table:table-cell table:style-name="ce8" table:formula="of:=INDIRECT(CONCATENATE([Stampe.$Y$2];&quot;.&quot;;&quot;S&quot;;([Stampe.$Y$2]+4+[.$B16])))" office:value-type="string" office:string-value="-" calcext:value-type="string">
            <text:p>-</text:p>
          </table:table-cell>
          <table:table-cell table:style-name="ce10" table:formula="of:=INDIRECT(CONCATENATE([Stampe.$Y$2];&quot;.&quot;;&quot;T&quot;;([Stampe.$Y$2]+4+[.$B16])))" office:value-type="string" office:string-value="-" calcext:value-type="string">
            <text:p>-</text:p>
          </table:table-cell>
          <table:table-cell table:style-name="ce8" table:formula="of:=INDIRECT(CONCATENATE([Stampe.$Y$2];&quot;.&quot;;&quot;W&quot;;([Stampe.$Y$2]+4+[.$B16])))" office:value-type="string" office:string-value="-" calcext:value-type="string">
            <text:p>-</text:p>
          </table:table-cell>
          <table:table-cell table:style-name="ce8" table:formula="of:=INDIRECT(CONCATENATE([Stampe.$Y$2];&quot;.&quot;;&quot;X&quot;;([Stampe.$Y$2]+4+[.$B16])))" office:value-type="string" office:string-value="-" calcext:value-type="string">
            <text:p>-</text:p>
          </table:table-cell>
          <table:table-cell table:style-name="ce8" table:formula="of:=INDIRECT(CONCATENATE([Stampe.$Y$2];&quot;.&quot;;&quot;Y&quot;;([Stampe.$Y$2]+4+[.$B16])))" office:value-type="string" office:string-value="-" calcext:value-type="string">
            <text:p>-</text:p>
          </table:table-cell>
          <table:table-cell table:style-name="ce10" table:formula="of:=INDIRECT(CONCATENATE([Stampe.$Y$2];&quot;.&quot;;&quot;Z&quot;;([Stampe.$Y$2]+4+[.$B16])))" office:value-type="string" office:string-value="-" calcext:value-type="string">
            <text:p>-</text:p>
          </table:table-cell>
          <table:table-cell table:number-columns-repeated="2"/>
        </table:table-row>
        <table:table-row table:style-name="ro1" table:number-rows-repeated="1048527">
          <table:table-cell table:number-columns-repeated="21"/>
        </table:table-row>
        <table:table-row table:style-name="ro5" table:number-rows-repeated="32">
          <table:table-cell table:number-columns-repeated="21"/>
        </table:table-row>
        <table:table-row table:style-name="ro5">
          <table:table-cell table:number-columns-repeated="21"/>
        </table:table-row>
        <calcext:conditional-formats>
          <calcext:conditional-format calcext:target-range-address="Formazioni.D5:Formazioni.S16">
            <calcext:condition calcext:apply-style-name="Untitled2" calcext:value="=-1" calcext:base-cell-address="Formazioni.D5"/>
          </calcext:conditional-format>
        </calcext:conditional-formats>
      </table:table>
      <table:table table:name="Stampe" table:style-name="ta1">
        <table:table-column table:style-name="co6" table:number-columns-repeated="8" table:default-cell-style-name="ce25"/>
        <table:table-column table:style-name="co7" table:number-columns-repeated="2" table:default-cell-style-name="ce66"/>
        <table:table-column table:style-name="co6" table:number-columns-repeated="1012" table:default-cell-style-name="ce66"/>
        <table:table-column table:style-name="co6" table:number-columns-repeated="2" table:default-cell-style-name="Default"/>
        <table:table-row table:style-name="ro6">
          <table:table-cell table:style-name="ce13" office:value-type="float" office:value="1" calcext:value-type="float" table:number-columns-spanned="3" table:number-rows-spanned="3">
            <text:p>1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1]+2))); &quot; Giocatori&quot; )" office:value-type="string" office:string-value="16 Giocatori" calcext:value-type="string" table:number-columns-spanned="2" table:number-rows-spanned="1">
            <text:p>16 Giocatori</text:p>
          </table:table-cell>
          <table:covered-table-cell table:style-name="ce54"/>
          <table:table-cell table:style-name="ce62"/>
          <table:table-cell table:style-name="ce67"/>
          <table:table-cell table:style-name="ce13" office:value-type="float" office:value="2" calcext:value-type="float" table:number-columns-spanned="3" table:number-rows-spanned="3">
            <text:p>2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1]+2))); &quot; Giocatori&quot; )" office:value-type="string" office:string-value="16 Giocatori" calcext:value-type="string" table:number-columns-spanned="2" table:number-rows-spanned="1">
            <text:p>16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/>
          <table:table-cell table:style-name="ce73" office:value-type="string" calcext:value-type="string" table:number-columns-spanned="4" table:number-rows-spanned="1">
            <text:p>N GIOCATORI</text:p>
          </table:table-cell>
          <table:covered-table-cell table:number-columns-repeated="3" table:style-name="ce74"/>
          <table:table-cell table:style-name="ce73" office:value-type="float" office:value="16" calcext:value-type="float">
            <text:p>16</text:p>
          </table:table-cell>
          <table:table-cell table:number-columns-repeated="999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62"/>
          <table:table-cell table:style-name="ce67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70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1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1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1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1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style-name="Default"/>
          <table:table-cell/>
          <table:table-cell table:style-name="Default"/>
          <table:table-cell table:style-name="ce75" table:number-columns-repeated="3"/>
          <table:table-cell table:number-columns-repeated="999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1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1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1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1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2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2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3"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62"/>
          <table:table-cell table:style-name="ce67"/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70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6">
          <table:table-cell table:style-name="ce13" table:formula="of:=IF(ISNONTEXT([.A1]);IF(([.A1]+2)&lt;=[.$Y$2];[.A1]+2;&quot;-&quot;); &quot; - &quot;)" office:value-type="float" office:value="3" calcext:value-type="float" table:number-columns-spanned="3" table:number-rows-spanned="3">
            <text:p>3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17]+2))); &quot; Giocatori&quot; )" office:value-type="string" office:string-value="16 Giocatori" calcext:value-type="string" table:number-columns-spanned="2" table:number-rows-spanned="1">
            <text:p>16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1]);IF(([.K1]+2)&lt;=[.$Y$2];[.K1]+2;&quot;-&quot;); &quot; - &quot;)" office:value-type="float" office:value="4" calcext:value-type="float" table:number-columns-spanned="3" table:number-rows-spanned="3">
            <text:p>4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17]+2))); &quot; Giocatori&quot; )" office:value-type="string" office:string-value="16 Giocatori" calcext:value-type="string" table:number-columns-spanned="2" table:number-rows-spanned="1">
            <text:p>16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62"/>
          <table:table-cell table:style-name="ce67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70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17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17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17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17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17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17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17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17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5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3"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62"/>
          <table:table-cell table:style-name="ce67"/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70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6">
          <table:table-cell table:style-name="ce13" table:formula="of:=IF(ISNONTEXT([.A17]);IF(([.A17]+2)&lt;=[.$Y$2];[.A17]+2;&quot;-&quot;); &quot; - &quot;)" office:value-type="float" office:value="5" calcext:value-type="float" table:number-columns-spanned="3" table:number-rows-spanned="3">
            <text:p>5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33]+2))); &quot; Giocatori&quot; )" office:value-type="string" office:string-value="16 Giocatori" calcext:value-type="string" table:number-columns-spanned="2" table:number-rows-spanned="1">
            <text:p>16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17]);IF(([.K17]+2)&lt;=[.$Y$2];[.K17]+2;&quot;-&quot;); &quot; - &quot;)" office:value-type="float" office:value="6" calcext:value-type="float" table:number-columns-spanned="3" table:number-rows-spanned="3">
            <text:p>6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33]+2))); &quot; Giocatori&quot; )" office:value-type="string" office:string-value="16 Giocatori" calcext:value-type="string" table:number-columns-spanned="2" table:number-rows-spanned="1">
            <text:p>16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62"/>
          <table:table-cell table:style-name="ce67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70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33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33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33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33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33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33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33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33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5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3"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62"/>
          <table:table-cell table:style-name="ce67"/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70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6">
          <table:table-cell table:style-name="ce13" table:formula="of:=IF(ISNONTEXT([.A33]);IF(([.A33]+2)&lt;=[.$Y$2];[.A33]+2;&quot;-&quot;); &quot; - &quot;)" office:value-type="float" office:value="7" calcext:value-type="float" table:number-columns-spanned="3" table:number-rows-spanned="3">
            <text:p>7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49]+2))); &quot; Giocatori&quot; )" office:value-type="string" office:string-value="16 Giocatori" calcext:value-type="string" table:number-columns-spanned="2" table:number-rows-spanned="1">
            <text:p>16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33]);IF(([.K33]+2)&lt;=[.$Y$2];[.K33]+2;&quot;-&quot;); &quot; - &quot;)" office:value-type="float" office:value="8" calcext:value-type="float" table:number-columns-spanned="3" table:number-rows-spanned="3">
            <text:p>8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49]+2))); &quot; Giocatori&quot; )" office:value-type="string" office:string-value="16 Giocatori" calcext:value-type="string" table:number-columns-spanned="2" table:number-rows-spanned="1">
            <text:p>16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62"/>
          <table:table-cell table:style-name="ce67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70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49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49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49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49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49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49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49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49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2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2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3"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62"/>
          <table:table-cell table:style-name="ce67"/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70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6">
          <table:table-cell table:style-name="ce13" table:formula="of:=IF(ISNONTEXT([.A49]);IF(([.A49]+2)&lt;=[.$Y$2];[.A49]+2;&quot;-&quot;); &quot; - &quot;)" office:value-type="float" office:value="9" calcext:value-type="float" table:number-columns-spanned="3" table:number-rows-spanned="3">
            <text:p>9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65]+2))); &quot; Giocatori&quot; )" office:value-type="string" office:string-value="16 Giocatori" calcext:value-type="string" table:number-columns-spanned="2" table:number-rows-spanned="1">
            <text:p>16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49]);IF(([.K49]+2)&lt;=[.$Y$2];[.K49]+2;&quot;-&quot;); &quot; - &quot;)" office:value-type="float" office:value="10" calcext:value-type="float" table:number-columns-spanned="3" table:number-rows-spanned="3">
            <text:p>10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65]+2))); &quot; Giocatori&quot; )" office:value-type="string" office:string-value="16 Giocatori" calcext:value-type="string" table:number-columns-spanned="2" table:number-rows-spanned="1">
            <text:p>16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62"/>
          <table:table-cell table:style-name="ce67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70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65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65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65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65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65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65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65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65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5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3"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62"/>
          <table:table-cell table:style-name="ce67"/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70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6">
          <table:table-cell table:style-name="ce13" table:formula="of:=IF(ISNONTEXT([.A65]);IF(([.A65]+2)&lt;=[.$Y$2];[.A65]+2;&quot;-&quot;); &quot; - &quot;)" office:value-type="float" office:value="11" calcext:value-type="float" table:number-columns-spanned="3" table:number-rows-spanned="3">
            <text:p>11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81]+2))); &quot; Giocatori&quot; )" office:value-type="string" office:string-value="16 Giocatori" calcext:value-type="string" table:number-columns-spanned="2" table:number-rows-spanned="1">
            <text:p>16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65]);IF(([.K65]+2)&lt;=[.$Y$2];[.K65]+2;&quot;-&quot;); &quot; - &quot;)" office:value-type="float" office:value="12" calcext:value-type="float" table:number-columns-spanned="3" table:number-rows-spanned="3">
            <text:p>12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81]+2))); &quot; Giocatori&quot; )" office:value-type="string" office:string-value="16 Giocatori" calcext:value-type="string" table:number-columns-spanned="2" table:number-rows-spanned="1">
            <text:p>16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62"/>
          <table:table-cell table:style-name="ce67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70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81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81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81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81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81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81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81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81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5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3"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62"/>
          <table:table-cell table:style-name="ce67"/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70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6">
          <table:table-cell table:style-name="ce13" table:formula="of:=IF(ISNONTEXT([.A81]);IF(([.A81]+2)&lt;=[.$Y$2];[.A81]+2;&quot;-&quot;); &quot; - &quot;)" office:value-type="float" office:value="13" calcext:value-type="float" table:number-columns-spanned="3" table:number-rows-spanned="3">
            <text:p>13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97]+2))); &quot; Giocatori&quot; )" office:value-type="string" office:string-value="16 Giocatori" calcext:value-type="string" table:number-columns-spanned="2" table:number-rows-spanned="1">
            <text:p>16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81]);IF(([.K81]+2)&lt;=[.$Y$2];[.K81]+2;&quot;-&quot;); &quot; - &quot;)" office:value-type="float" office:value="14" calcext:value-type="float" table:number-columns-spanned="3" table:number-rows-spanned="3">
            <text:p>14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97]+2))); &quot; Giocatori&quot; )" office:value-type="string" office:string-value="16 Giocatori" calcext:value-type="string" table:number-columns-spanned="2" table:number-rows-spanned="1">
            <text:p>16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62"/>
          <table:table-cell table:style-name="ce67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70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97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97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97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97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97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97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97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97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2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2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3"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62"/>
          <table:table-cell table:style-name="ce67"/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70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6">
          <table:table-cell table:style-name="ce13" table:formula="of:=IF(ISNONTEXT([.A97]);IF(([.A97]+2)&lt;=[.$Y$2];[.A97]+2;&quot;-&quot;); &quot; - &quot;)" office:value-type="float" office:value="15" calcext:value-type="float" table:number-columns-spanned="3" table:number-rows-spanned="3">
            <text:p>15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113]+2))); &quot; Giocatori&quot; )" office:value-type="string" office:string-value="16 Giocatori" calcext:value-type="string" table:number-columns-spanned="2" table:number-rows-spanned="1">
            <text:p>16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97]);IF(([.K97]+2)&lt;=[.$Y$2];[.K97]+2;&quot;-&quot;); &quot; - &quot;)" office:value-type="float" office:value="16" calcext:value-type="float" table:number-columns-spanned="3" table:number-rows-spanned="3">
            <text:p>16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113]+2))); &quot; Giocatori&quot; )" office:value-type="string" office:string-value="16 Giocatori" calcext:value-type="string" table:number-columns-spanned="2" table:number-rows-spanned="1">
            <text:p>16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62"/>
          <table:table-cell table:style-name="ce67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70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113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113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113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113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113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113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113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113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5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3"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62"/>
          <table:table-cell table:style-name="ce67"/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70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6">
          <table:table-cell table:style-name="ce13" table:formula="of:=IF(ISNONTEXT([.A113]);IF(([.A113]+2)&lt;=[.$Y$2];[.A113]+2;&quot;-&quot;); &quot; - &quot;)" office:value-type="string" office:string-value="-" calcext:value-type="string" table:number-columns-spanned="3" table:number-rows-spanned="3">
            <text:p>-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129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113]);IF(([.K113]+2)&lt;=[.$Y$2];[.K113]+2;&quot;-&quot;); &quot; - &quot;)" office:value-type="string" office:string-value="-" calcext:value-type="string" table:number-columns-spanned="3" table:number-rows-spanned="3">
            <text:p>-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129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62"/>
          <table:table-cell table:style-name="ce67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70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12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12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12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12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12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12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12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12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5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3"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62"/>
          <table:table-cell table:style-name="ce67"/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70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6">
          <table:table-cell table:style-name="ce13" table:formula="of:=IF(ISNONTEXT([.A129]);IF(([.A129]+2)&lt;=[.$Y$2];[.A129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145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129]);IF(([.K129]+2)&lt;=[.$Y$2];[.K129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145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62"/>
          <table:table-cell table:style-name="ce67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70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145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145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145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145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145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145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145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145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2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2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3"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62"/>
          <table:table-cell table:style-name="ce67"/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70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6">
          <table:table-cell table:style-name="ce13" table:formula="of:=IF(ISNONTEXT([.A145]);IF(([.A145]+2)&lt;=[.$Y$2];[.A145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161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145]);IF(([.K145]+2)&lt;=[.$Y$2];[.K145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161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62"/>
          <table:table-cell table:style-name="ce67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70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161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161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161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161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161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161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161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161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5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3"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62"/>
          <table:table-cell table:style-name="ce67"/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70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6">
          <table:table-cell table:style-name="ce13" table:formula="of:=IF(ISNONTEXT([.A161]);IF(([.A161]+2)&lt;=[.$Y$2];[.A161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177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161]);IF(([.K161]+2)&lt;=[.$Y$2];[.K161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177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62"/>
          <table:table-cell table:style-name="ce67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70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6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177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177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6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177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177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6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177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177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6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177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177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5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3"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62"/>
          <table:table-cell table:style-name="ce67"/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70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6">
          <table:table-cell table:style-name="ce13" table:formula="of:=IF(ISNONTEXT([.A177]);IF(([.A177]+2)&lt;=[.$Y$2];[.A177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193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177]);IF(([.K177]+2)&lt;=[.$Y$2];[.K177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193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62"/>
          <table:table-cell table:style-name="ce67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70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193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193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193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193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193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193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193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193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2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2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3"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62"/>
          <table:table-cell table:style-name="ce67"/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70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6">
          <table:table-cell table:style-name="ce13" table:formula="of:=IF(ISNONTEXT([.A193]);IF(([.A193]+2)&lt;=[.$Y$2];[.A193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209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193]);IF(([.K193]+2)&lt;=[.$Y$2];[.K193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209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62"/>
          <table:table-cell table:style-name="ce67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70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20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20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20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20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20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20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20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20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5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3"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62"/>
          <table:table-cell table:style-name="ce67"/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70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6">
          <table:table-cell table:style-name="ce13" table:formula="of:=IF(ISNONTEXT([.A209]);IF(([.A209]+2)&lt;=[.$Y$2];[.A209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225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209]);IF(([.K209]+2)&lt;=[.$Y$2];[.K209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225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62"/>
          <table:table-cell table:style-name="ce67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70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225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225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225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225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225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225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225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225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5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3"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62"/>
          <table:table-cell table:style-name="ce67"/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70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6">
          <table:table-cell table:style-name="ce13" table:formula="of:=IF(ISNONTEXT([.A225]);IF(([.A225]+2)&lt;=[.$Y$2];[.A225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241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225]);IF(([.K225]+2)&lt;=[.$Y$2];[.K225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241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62"/>
          <table:table-cell table:style-name="ce67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70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241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241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241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241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241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241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241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241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2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2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3"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62"/>
          <table:table-cell table:style-name="ce67"/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70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6">
          <table:table-cell table:style-name="ce13" table:formula="of:=IF(ISNONTEXT([.A241]);IF(([.A241]+2)&lt;=[.$Y$2];[.A241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257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241]);IF(([.K241]+2)&lt;=[.$Y$2];[.K241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257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62"/>
          <table:table-cell table:style-name="ce67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70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257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257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257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257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257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257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257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257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5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3"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62"/>
          <table:table-cell table:style-name="ce67"/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70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6">
          <table:table-cell table:style-name="ce13" table:formula="of:=IF(ISNONTEXT([.A257]);IF(([.A257]+2)&lt;=[.$Y$2];[.A257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273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257]);IF(([.K257]+2)&lt;=[.$Y$2];[.K257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273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62"/>
          <table:table-cell table:style-name="ce67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70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273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273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273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273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273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273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273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273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5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3"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62"/>
          <table:table-cell table:style-name="ce67"/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70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6">
          <table:table-cell table:style-name="ce13" table:formula="of:=IF(ISNONTEXT([.A273]);IF(([.A273]+2)&lt;=[.$Y$2];[.A273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289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273]);IF(([.K273]+2)&lt;=[.$Y$2];[.K273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289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62"/>
          <table:table-cell table:style-name="ce67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70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28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28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28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28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28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28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28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28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2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2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3"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62"/>
          <table:table-cell table:style-name="ce67"/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70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6">
          <table:table-cell table:style-name="ce13" table:formula="of:=IF(ISNONTEXT([.A289]);IF(([.A289]+2)&lt;=[.$Y$2];[.A289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305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289]);IF(([.K289]+2)&lt;=[.$Y$2];[.K289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305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62"/>
          <table:table-cell table:style-name="ce67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70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305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305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305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305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305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305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305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305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5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3"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62"/>
          <table:table-cell table:style-name="ce67"/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70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6">
          <table:table-cell table:style-name="ce13" table:formula="of:=IF(ISNONTEXT([.A305]);IF(([.A305]+2)&lt;=[.$Y$2];[.A305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321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305]);IF(([.K305]+2)&lt;=[.$Y$2];[.K305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321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62"/>
          <table:table-cell table:style-name="ce67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70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321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321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321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321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321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321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321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321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5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3"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62"/>
          <table:table-cell table:style-name="ce67"/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70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6">
          <table:table-cell table:style-name="ce13" table:formula="of:=IF(ISNONTEXT([.A321]);IF(([.A321]+2)&lt;=[.$Y$2];[.A321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337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321]);IF(([.K321]+2)&lt;=[.$Y$2];[.K321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337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62"/>
          <table:table-cell table:style-name="ce67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70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337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337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337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337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337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337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337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337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2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2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3"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62"/>
          <table:table-cell table:style-name="ce67"/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70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6">
          <table:table-cell table:style-name="ce13" table:formula="of:=IF(ISNONTEXT([.A337]);IF(([.A337]+2)&lt;=[.$Y$2];[.A337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353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337]);IF(([.K337]+2)&lt;=[.$Y$2];[.K337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353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62"/>
          <table:table-cell table:style-name="ce67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70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353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353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353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353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353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353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353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353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5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3"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62"/>
          <table:table-cell table:style-name="ce67"/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70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6">
          <table:table-cell table:style-name="ce13" table:formula="of:=IF(ISNONTEXT([.A353]);IF(([.A353]+2)&lt;=[.$Y$2];[.A353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369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353]);IF(([.K353]+2)&lt;=[.$Y$2];[.K353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369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14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62"/>
          <table:table-cell table:style-name="ce67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47"/>
          <table:table-cell table:style-name="ce47"/>
          <table:table-cell table:style-name="ce57"/>
          <table:table-cell table:style-name="ce70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1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36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36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36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36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36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36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36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369]+2)))" office:value-type="string" office:string-value="" calcext:value-type="error">
            <text:p>#VALU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5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3"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62"/>
          <table:table-cell table:style-name="ce67"/>
          <table: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0"/>
          <table:table-cell table:style-name="ce30"/>
          <table:table-cell table:style-name="ce61"/>
          <table:table-cell table:style-name="ce70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17" table:number-rows-repeated="104819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16" table:style-name="ta1">
        <table:table-column table:style-name="co5" table:number-columns-repeated="2" table:default-cell-style-name="ce76"/>
        <table:table-column table:style-name="co8" table:default-cell-style-name="ce76"/>
        <table:table-column table:style-name="co9" table:default-cell-style-name="ce76"/>
        <table:table-column table:style-name="co10" table:number-columns-repeated="4" table:default-cell-style-name="ce76"/>
        <table:table-column table:style-name="co11" table:number-columns-repeated="2" table:default-cell-style-name="ce76"/>
        <table:table-column table:style-name="co10" table:number-columns-repeated="4" table:default-cell-style-name="ce76"/>
        <table:table-column table:style-name="co12" table:number-columns-repeated="2" table:default-cell-style-name="ce76"/>
        <table:table-column table:style-name="co10" table:number-columns-repeated="4" table:default-cell-style-name="ce76"/>
        <table:table-column table:style-name="co13" table:number-columns-repeated="2" table:default-cell-style-name="ce76"/>
        <table:table-column table:style-name="co10" table:number-columns-repeated="4" table:default-cell-style-name="ce76"/>
        <table:table-column table:style-name="co5" table:number-columns-repeated="998" table:default-cell-style-name="ce7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7" office:value-type="string" calcext:value-type="string" table:number-columns-spanned="1" table:number-rows-spanned="2">
            <text:p>Turno1</text:p>
          </table:table-cell>
          <table:table-cell table:style-name="ce77" office:value-type="string" calcext:value-type="string" table:number-columns-spanned="1" table:number-rows-spanned="2">
            <text:p>Tavolo1</text:p>
          </table:table-cell>
          <table:table-cell table:style-name="ce7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2</text:p>
          </table:table-cell>
          <table:table-cell table:style-name="ce77" office:value-type="string" calcext:value-type="string" table:number-columns-spanned="1" table:number-rows-spanned="2">
            <text:p>Tavolo2</text:p>
          </table:table-cell>
          <table:table-cell table:style-name="ce7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3</text:p>
          </table:table-cell>
          <table:table-cell table:style-name="ce77" office:value-type="string" calcext:value-type="string" table:number-columns-spanned="1" table:number-rows-spanned="2">
            <text:p>Tavolo3</text:p>
          </table:table-cell>
          <table:table-cell table:style-name="ce7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4</text:p>
          </table:table-cell>
          <table:table-cell table:style-name="ce77" office:value-type="string" calcext:value-type="string" table:number-columns-spanned="1" table:number-rows-spanned="2">
            <text:p>Tavolo4</text:p>
          </table:table-cell>
          <table:table-cell table:style-name="ce7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 table:number-rows-repeated="2">
          <table:table-cell table:number-columns-repeated="26"/>
          <table:table-cell table:style-name="Default" table:number-columns-repeated="998"/>
        </table:table-row>
        <table:table-row table:style-name="ro17" table:number-rows-repeated="104854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19" table:style-name="ta1">
        <table:table-column table:style-name="co5" table:number-columns-repeated="2" table:default-cell-style-name="ce76"/>
        <table:table-column table:style-name="co8" table:default-cell-style-name="ce76"/>
        <table:table-column table:style-name="co9" table:default-cell-style-name="ce76"/>
        <table:table-column table:style-name="co10" table:number-columns-repeated="4" table:default-cell-style-name="ce76"/>
        <table:table-column table:style-name="co11" table:number-columns-repeated="2" table:default-cell-style-name="ce76"/>
        <table:table-column table:style-name="co10" table:number-columns-repeated="4" table:default-cell-style-name="ce76"/>
        <table:table-column table:style-name="co12" table:number-columns-repeated="2" table:default-cell-style-name="ce76"/>
        <table:table-column table:style-name="co10" table:number-columns-repeated="4" table:default-cell-style-name="ce76"/>
        <table:table-column table:style-name="co13" table:number-columns-repeated="2" table:default-cell-style-name="ce76"/>
        <table:table-column table:style-name="co10" table:number-columns-repeated="4" table:default-cell-style-name="ce7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1" office:value-type="string" calcext:value-type="string" table:number-columns-spanned="1" table:number-rows-spanned="2">
            <text:p>Turno1</text:p>
          </table:table-cell>
          <table:table-cell table:style-name="ce11" office:value-type="string" calcext:value-type="string" table:number-columns-spanned="1" table:number-rows-spanned="2">
            <text:p>Tavolo1</text:p>
          </table:table-cell>
          <table:table-cell table:style-name="ce7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2</text:p>
          </table:table-cell>
          <table:table-cell table:style-name="ce11" office:value-type="string" calcext:value-type="string" table:number-columns-spanned="1" table:number-rows-spanned="2">
            <text:p>Tavolo2</text:p>
          </table:table-cell>
          <table:table-cell table:style-name="ce7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3</text:p>
          </table:table-cell>
          <table:table-cell table:style-name="ce11" office:value-type="string" calcext:value-type="string" table:number-columns-spanned="1" table:number-rows-spanned="2">
            <text:p>Tavolo3</text:p>
          </table:table-cell>
          <table:table-cell table:style-name="ce7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4</text:p>
          </table:table-cell>
          <table:table-cell table:style-name="ce11" office:value-type="string" calcext:value-type="string" table:number-columns-spanned="1" table:number-rows-spanned="2">
            <text:p>Tavolo4</text:p>
          </table:table-cell>
          <table:table-cell table:style-name="ce77" office:value-type="string" calcext:value-type="string" table:number-columns-spanned="4" table:number-rows-spanned="1">
            <text:p>Formazione 4</text:p>
          </table:table-cell>
          <table:covered-table-cell table:number-columns-repeated="3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7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table:number-columns-repeated="26" office:value-type="string" calcext:value-type="string">
            <text:p>-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</table:table-row>
      </table:table>
      <table:table table:name="20" table:style-name="ta1">
        <table:table-column table:style-name="co5" table:number-columns-repeated="2" table:default-cell-style-name="ce76"/>
        <table:table-column table:style-name="co8" table:default-cell-style-name="ce76"/>
        <table:table-column table:style-name="co9" table:default-cell-style-name="ce76"/>
        <table:table-column table:style-name="co10" table:number-columns-repeated="4" table:default-cell-style-name="ce76"/>
        <table:table-column table:style-name="co11" table:number-columns-repeated="2" table:default-cell-style-name="ce76"/>
        <table:table-column table:style-name="co10" table:number-columns-repeated="4" table:default-cell-style-name="ce76"/>
        <table:table-column table:style-name="co12" table:number-columns-repeated="2" table:default-cell-style-name="ce76"/>
        <table:table-column table:style-name="co10" table:number-columns-repeated="4" table:default-cell-style-name="ce76"/>
        <table:table-column table:style-name="co13" table:number-columns-repeated="2" table:default-cell-style-name="ce76"/>
        <table:table-column table:style-name="co10" table:number-columns-repeated="4" table:default-cell-style-name="ce76"/>
        <table:table-column table:style-name="co5" table:number-columns-repeated="998" table:default-cell-style-name="ce7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7" office:value-type="string" calcext:value-type="string" table:number-columns-spanned="1" table:number-rows-spanned="2">
            <text:p>Turno1</text:p>
          </table:table-cell>
          <table:table-cell table:style-name="ce77" office:value-type="string" calcext:value-type="string" table:number-columns-spanned="1" table:number-rows-spanned="2">
            <text:p>Tavolo1</text:p>
          </table:table-cell>
          <table:table-cell table:style-name="ce7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2</text:p>
          </table:table-cell>
          <table:table-cell table:style-name="ce77" office:value-type="string" calcext:value-type="string" table:number-columns-spanned="1" table:number-rows-spanned="2">
            <text:p>Tavolo2</text:p>
          </table:table-cell>
          <table:table-cell table:style-name="ce7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3</text:p>
          </table:table-cell>
          <table:table-cell table:style-name="ce77" office:value-type="string" calcext:value-type="string" table:number-columns-spanned="1" table:number-rows-spanned="2">
            <text:p>Tavolo3</text:p>
          </table:table-cell>
          <table:table-cell table:style-name="ce7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4</text:p>
          </table:table-cell>
          <table:table-cell table:style-name="ce77" office:value-type="string" calcext:value-type="string" table:number-columns-spanned="1" table:number-rows-spanned="2">
            <text:p>Tavolo4</text:p>
          </table:table-cell>
          <table:table-cell table:style-name="ce7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 table:number-rows-repeated="1048539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23" table:style-name="ta1">
        <table:table-column table:style-name="co5" table:number-columns-repeated="2" table:default-cell-style-name="ce76"/>
        <table:table-column table:style-name="co8" table:default-cell-style-name="ce76"/>
        <table:table-column table:style-name="co9" table:default-cell-style-name="ce76"/>
        <table:table-column table:style-name="co10" table:number-columns-repeated="4" table:default-cell-style-name="ce76"/>
        <table:table-column table:style-name="co11" table:number-columns-repeated="2" table:default-cell-style-name="ce76"/>
        <table:table-column table:style-name="co10" table:number-columns-repeated="4" table:default-cell-style-name="ce76"/>
        <table:table-column table:style-name="co12" table:number-columns-repeated="2" table:default-cell-style-name="ce76"/>
        <table:table-column table:style-name="co10" table:number-columns-repeated="4" table:default-cell-style-name="ce76"/>
        <table:table-column table:style-name="co13" table:number-columns-repeated="2" table:default-cell-style-name="ce76"/>
        <table:table-column table:style-name="co10" table:number-columns-repeated="4" table:default-cell-style-name="ce7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1" office:value-type="string" calcext:value-type="string" table:number-columns-spanned="1" table:number-rows-spanned="2">
            <text:p>Turno1</text:p>
          </table:table-cell>
          <table:table-cell table:style-name="ce11" office:value-type="string" calcext:value-type="string" table:number-columns-spanned="1" table:number-rows-spanned="2">
            <text:p>Tavolo1</text:p>
          </table:table-cell>
          <table:table-cell table:style-name="ce7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2</text:p>
          </table:table-cell>
          <table:table-cell table:style-name="ce11" office:value-type="string" calcext:value-type="string" table:number-columns-spanned="1" table:number-rows-spanned="2">
            <text:p>Tavolo2</text:p>
          </table:table-cell>
          <table:table-cell table:style-name="ce7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3</text:p>
          </table:table-cell>
          <table:table-cell table:style-name="ce11" office:value-type="string" calcext:value-type="string" table:number-columns-spanned="1" table:number-rows-spanned="2">
            <text:p>Tavolo3</text:p>
          </table:table-cell>
          <table:table-cell table:style-name="ce7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4</text:p>
          </table:table-cell>
          <table:table-cell table:style-name="ce11" office:value-type="string" calcext:value-type="string" table:number-columns-spanned="1" table:number-rows-spanned="2">
            <text:p>Tavolo4</text:p>
          </table:table-cell>
          <table:table-cell table:style-name="ce77" office:value-type="string" calcext:value-type="string" table:number-columns-spanned="4" table:number-rows-spanned="1">
            <text:p>Formazione 4</text:p>
          </table:table-cell>
          <table:covered-table-cell table:number-columns-repeated="3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7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7">
          <table:table-cell table:number-columns-repeated="26" office:value-type="string" calcext:value-type="string">
            <text:p>-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</table:table-row>
      </table:table>
      <table:table table:name="24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9" table:number-columns-repeated="2" table:default-cell-style-name="ce76"/>
        <table:table-column table:style-name="co18" table:number-columns-repeated="4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8" table:number-columns-repeated="4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8" table:number-columns-repeated="4" table:default-cell-style-name="Default"/>
        <table:table-column table:style-name="co5" table:number-columns-repeated="998" table:default-cell-style-name="Default"/>
        <table:table-row table:style-name="ro17">
          <table:table-cell table:style-name="ce76" office:value-type="string" calcext:value-type="string">
            <text:p>TOT</text:p>
          </table:table-cell>
          <table:table-cell table:style-name="ce76" office:value-type="string" calcext:value-type="string">
            <text:p>Num</text:p>
          </table:table-cell>
          <table:table-cell table:style-name="ce11" office:value-type="string" calcext:value-type="string" table:number-columns-spanned="1" table:number-rows-spanned="2">
            <text:p>Turno1</text:p>
          </table:table-cell>
          <table:table-cell table:style-name="ce11" office:value-type="string" calcext:value-type="string" table:number-columns-spanned="1" table:number-rows-spanned="2">
            <text:p>Tavolo1</text:p>
          </table:table-cell>
          <table:table-cell table:style-name="ce77" office:value-type="string" calcext:value-type="string" table:number-columns-spanned="4" table:number-rows-spanned="1">
            <text:p>Formazione 1</text:p>
          </table:table-cell>
          <table:covered-table-cell table:number-columns-repeated="3" table:style-name="ce76"/>
          <table:table-cell table:style-name="ce77" office:value-type="string" calcext:value-type="string" table:number-columns-spanned="1" table:number-rows-spanned="2">
            <text:p>Turno2</text:p>
          </table:table-cell>
          <table:table-cell table:style-name="ce77" office:value-type="string" calcext:value-type="string" table:number-columns-spanned="1" table:number-rows-spanned="2">
            <text:p>Tavolo2</text:p>
          </table:table-cell>
          <table:table-cell table:style-name="ce77" office:value-type="string" calcext:value-type="string" table:number-columns-spanned="4" table:number-rows-spanned="1">
            <text:p>Formazione 2</text:p>
          </table:table-cell>
          <table:covered-table-cell table:number-columns-repeated="3" table:style-name="ce76"/>
          <table:table-cell table:style-name="ce11" office:value-type="string" calcext:value-type="string" table:number-columns-spanned="1" table:number-rows-spanned="2">
            <text:p>Turno3</text:p>
          </table:table-cell>
          <table:table-cell table:style-name="ce11" office:value-type="string" calcext:value-type="string" table:number-columns-spanned="1" table:number-rows-spanned="2">
            <text:p>Tavolo3</text:p>
          </table:table-cell>
          <table:table-cell table:style-name="ce77" office:value-type="string" calcext:value-type="string" table:number-columns-spanned="4" table:number-rows-spanned="1">
            <text:p>Formazione 3</text:p>
          </table:table-cell>
          <table:covered-table-cell table:number-columns-repeated="3" table:style-name="ce76"/>
          <table:table-cell table:style-name="ce11" office:value-type="string" calcext:value-type="string" table:number-columns-spanned="1" table:number-rows-spanned="2">
            <text:p>Turno4</text:p>
          </table:table-cell>
          <table:table-cell table:style-name="ce11" office:value-type="string" calcext:value-type="string" table:number-columns-spanned="1" table:number-rows-spanned="2">
            <text:p>Tavolo4</text:p>
          </table:table-cell>
          <table:table-cell table:style-name="ce77" office:value-type="string" calcext:value-type="string" table:number-columns-spanned="4" table:number-rows-spanned="1">
            <text:p>Formazione 4</text:p>
          </table:table-cell>
          <table:covered-table-cell table:number-columns-repeated="3" table:style-name="ce76"/>
          <table:table-cell table:number-columns-repeated="998"/>
        </table:table-row>
        <table:table-row table:style-name="ro17">
          <table:table-cell table:style-name="ce76" office:value-type="string" calcext:value-type="string">
            <text:p>Giocatori</text:p>
          </table:table-cell>
          <table:table-cell table:style-name="ce76" office:value-type="string" calcext:value-type="string">
            <text:p>Giocatore </text:p>
          </table:table-cell>
          <table:covered-table-cell table:number-columns-repeated="2"/>
          <table:table-cell table:style-name="ce76" office:value-type="float" office:value="1.1" calcext:value-type="float">
            <text:p>1.1</text:p>
          </table:table-cell>
          <table:table-cell table:style-name="ce76" office:value-type="float" office:value="1.2" calcext:value-type="float">
            <text:p>1.2</text:p>
          </table:table-cell>
          <table:table-cell table:style-name="ce76" office:value-type="float" office:value="1.3" calcext:value-type="float">
            <text:p>1.3</text:p>
          </table:table-cell>
          <table:table-cell table:style-name="ce76" office:value-type="float" office:value="1.4" calcext:value-type="float">
            <text:p>1.4</text:p>
          </table:table-cell>
          <table:covered-table-cell table:number-columns-repeated="2"/>
          <table:table-cell table:style-name="ce76" office:value-type="float" office:value="2.1" calcext:value-type="float">
            <text:p>2.1</text:p>
          </table:table-cell>
          <table:table-cell table:style-name="ce76" office:value-type="float" office:value="2.2" calcext:value-type="float">
            <text:p>2.2</text:p>
          </table:table-cell>
          <table:table-cell table:style-name="ce76" office:value-type="float" office:value="2.3" calcext:value-type="float">
            <text:p>2.3</text:p>
          </table:table-cell>
          <table:table-cell table:style-name="ce76" office:value-type="float" office:value="2.4" calcext:value-type="float">
            <text:p>2.4</text:p>
          </table:table-cell>
          <table:covered-table-cell table:number-columns-repeated="2"/>
          <table:table-cell table:style-name="ce76" office:value-type="float" office:value="3.1" calcext:value-type="float">
            <text:p>3.1</text:p>
          </table:table-cell>
          <table:table-cell table:style-name="ce76" office:value-type="float" office:value="3.2" calcext:value-type="float">
            <text:p>3.2</text:p>
          </table:table-cell>
          <table:table-cell table:style-name="ce76" office:value-type="float" office:value="3.3" calcext:value-type="float">
            <text:p>3.3</text:p>
          </table:table-cell>
          <table:table-cell table:style-name="ce76" office:value-type="float" office:value="3.4" calcext:value-type="float">
            <text:p>3.4</text:p>
          </table:table-cell>
          <table:covered-table-cell table:number-columns-repeated="2"/>
          <table:table-cell table:style-name="ce76" office:value-type="float" office:value="4.1" calcext:value-type="float">
            <text:p>4.1</text:p>
          </table:table-cell>
          <table:table-cell table:style-name="ce76" office:value-type="float" office:value="4.2" calcext:value-type="float">
            <text:p>4.2</text:p>
          </table:table-cell>
          <table:table-cell table:style-name="ce76" office:value-type="float" office:value="4.3" calcext:value-type="float">
            <text:p>4.3</text:p>
          </table:table-cell>
          <table:table-cell table:style-name="ce76"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table:style-name="ce76" office:value-type="float" office:value="24" calcext:value-type="float">
            <text:p>24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9" calcext:value-type="float">
            <text:p>19</text:p>
          </table:table-cell>
          <table:table-cell table:style-name="ce76" table:number-columns-repeated="998"/>
        </table:table-row>
        <table:table-row table:style-name="ro17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7" calcext:value-type="float">
            <text:p>7</text:p>
          </table:table-cell>
          <table:table-cell table:style-name="ce76" table:number-columns-repeated="998"/>
        </table:table-row>
        <table:table-row table:style-name="ro17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5" calcext:value-type="float">
            <text:p>15</text:p>
          </table:table-cell>
          <table:table-cell table:style-name="ce76" table:number-columns-repeated="998"/>
        </table:table-row>
        <table:table-row table:style-name="ro17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2" table:style-name="ce76" office:value-type="float" office:value="3" calcext:value-type="float">
            <text:p>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1" calcext:value-type="float">
            <text:p>11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6" calcext:value-type="float">
            <text:p>6</text:p>
          </table:table-cell>
          <table:table-cell table:style-name="ce76" table:number-columns-repeated="998"/>
        </table:table-row>
        <table:table-row table:style-name="ro17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7" calcext:value-type="float">
            <text:p>17</text:p>
          </table:table-cell>
          <table:table-cell table:style-name="ce76" table:number-columns-repeated="998"/>
        </table:table-row>
        <table:table-row table:style-name="ro17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6" calcext:value-type="float">
            <text:p>6</text:p>
          </table:table-cell>
          <table:table-cell table:style-name="ce76" table:number-columns-repeated="998"/>
        </table:table-row>
        <table:table-row table:style-name="ro17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7" calcext:value-type="float">
            <text:p>7</text:p>
          </table:table-cell>
          <table:table-cell table:style-name="ce76" table:number-columns-repeated="998"/>
        </table:table-row>
        <table:table-row table:style-name="ro17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6" calcext:value-type="float">
            <text:p>6</text:p>
          </table:table-cell>
          <table:table-cell table:style-name="ce76" table:number-columns-repeated="998"/>
        </table:table-row>
        <table:table-row table:style-name="ro17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9" calcext:value-type="float">
            <text:p>19</text:p>
          </table:table-cell>
          <table:table-cell table:style-name="ce76" table:number-columns-repeated="998"/>
        </table:table-row>
        <table:table-row table:style-name="ro17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0" calcext:value-type="float">
            <text:p>10</text:p>
          </table:table-cell>
          <table:table-cell table:style-name="ce76" table:number-columns-repeated="998"/>
        </table:table-row>
        <table:table-row table:style-name="ro17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1" calcext:value-type="float">
            <text:p>11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8" calcext:value-type="float">
            <text:p>8</text:p>
          </table:table-cell>
          <table:table-cell table:number-columns-repeated="2" table:style-name="ce76" office:value-type="float" office:value="3" calcext:value-type="float">
            <text:p>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1" calcext:value-type="float">
            <text:p>11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7" calcext:value-type="float">
            <text:p>17</text:p>
          </table:table-cell>
          <table:table-cell table:style-name="ce76" table:number-columns-repeated="998"/>
        </table:table-row>
        <table:table-row table:style-name="ro17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7" calcext:value-type="float">
            <text:p>17</text:p>
          </table:table-cell>
          <table:table-cell table:style-name="ce76" table:number-columns-repeated="998"/>
        </table:table-row>
        <table:table-row table:style-name="ro17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6" calcext:value-type="float">
            <text:p>6</text:p>
          </table:table-cell>
          <table:table-cell table:style-name="ce76" table:number-columns-repeated="998"/>
        </table:table-row>
        <table:table-row table:style-name="ro17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4" calcext:value-type="float">
            <text:p>14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0" calcext:value-type="float">
            <text:p>10</text:p>
          </table:table-cell>
          <table:table-cell table:style-name="ce76" table:number-columns-repeated="998"/>
        </table:table-row>
        <table:table-row table:style-name="ro17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5" calcext:value-type="float">
            <text:p>15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5" calcext:value-type="float">
            <text:p>15</text:p>
          </table:table-cell>
          <table:table-cell table:style-name="ce76" table:number-columns-repeated="998"/>
        </table:table-row>
        <table:table-row table:style-name="ro17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7" calcext:value-type="float">
            <text:p>7</text:p>
          </table:table-cell>
          <table:table-cell table:style-name="ce76" table:number-columns-repeated="998"/>
        </table:table-row>
        <table:table-row table:style-name="ro17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7" calcext:value-type="float">
            <text:p>17</text:p>
          </table:table-cell>
          <table:table-cell table:style-name="ce76" table:number-columns-repeated="998"/>
        </table:table-row>
        <table:table-row table:style-name="ro17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7" calcext:value-type="float">
            <text:p>7</text:p>
          </table:table-cell>
          <table:table-cell table:style-name="ce76" table:number-columns-repeated="998"/>
        </table:table-row>
        <table:table-row table:style-name="ro17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9" calcext:value-type="float">
            <text:p>19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8" calcext:value-type="float">
            <text:p>18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9" calcext:value-type="float">
            <text:p>19</text:p>
          </table:table-cell>
          <table:table-cell table:style-name="ce76" table:number-columns-repeated="998"/>
        </table:table-row>
        <table:table-row table:style-name="ro17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0" calcext:value-type="float">
            <text:p>10</text:p>
          </table:table-cell>
          <table:table-cell table:style-name="ce76" table:number-columns-repeated="998"/>
        </table:table-row>
        <table:table-row table:style-name="ro17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0" calcext:value-type="float">
            <text:p>10</text:p>
          </table:table-cell>
          <table:table-cell table:style-name="ce76" table:number-columns-repeated="998"/>
        </table:table-row>
        <table:table-row table:style-name="ro17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6" calcext:value-type="float">
            <text:p>16</text:p>
          </table:table-cell>
          <table:table-cell table:number-columns-repeated="2" table:style-name="ce76" office:value-type="float" office:value="3" calcext:value-type="float">
            <text:p>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1" calcext:value-type="float">
            <text:p>11</text:p>
          </table:table-cell>
          <table:table-cell table:number-columns-repeated="3" table:style-name="ce76" office:value-type="float" office:value="4" calcext:value-type="float">
            <text:p>4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9" calcext:value-type="float">
            <text:p>19</text:p>
          </table:table-cell>
          <table:table-cell table:style-name="ce76" table:number-columns-repeated="998"/>
        </table:table-row>
        <table:table-row table:style-name="ro17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5" calcext:value-type="float">
            <text:p>15</text:p>
          </table:table-cell>
          <table:table-cell table:style-name="ce76" table:number-columns-repeated="998"/>
        </table:table-row>
        <table:table-row table:style-name="ro17">
          <table:table-cell table:number-columns-repeated="2" table:style-name="ce76" office:value-type="float" office:value="24" calcext:value-type="float">
            <text:p>2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9" calcext:value-type="float">
            <text:p>19</text:p>
          </table:table-cell>
          <table:table-cell table:number-columns-repeated="2" table:style-name="ce76" office:value-type="float" office:value="3" calcext:value-type="float">
            <text:p>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1" calcext:value-type="float">
            <text:p>11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5" calcext:value-type="float">
            <text:p>15</text:p>
          </table:table-cell>
          <table:table-cell table:style-name="ce76" table:number-columns-repeated="998"/>
        </table:table-row>
        <table:table-row table:style-name="ro17">
          <table:table-cell table:number-columns-repeated="8" table:style-name="ce7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6" office:value-type="string" calcext:value-type="string">
            <text:p>-</text:p>
          </table:table-cell>
          <table:table-cell table:style-name="ce76" table:number-columns-repeated="998"/>
        </table:table-row>
        <table:table-row table:style-name="ro17">
          <table:table-cell table:number-columns-repeated="8" table:style-name="ce7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6" office:value-type="string" calcext:value-type="string">
            <text:p>-</text:p>
          </table:table-cell>
          <table:table-cell table:style-name="ce76" table:number-columns-repeated="998"/>
        </table:table-row>
        <table:table-row table:style-name="ro17">
          <table:table-cell table:number-columns-repeated="2" table:style-name="ce76" office:value-type="string" calcext:value-type="string">
            <text:p>-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6" calcext:value-type="float">
            <text:p>6</text:p>
          </table:table-cell>
          <table:table-cell table:number-columns-repeated="998"/>
        </table:table-row>
        <table:table-row table:style-name="ro17">
          <table:table-cell table:number-columns-repeated="2" table:style-name="ce76" office:value-type="string" calcext:value-type="string">
            <text:p>-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7" calcext:value-type="float">
            <text:p>17</text:p>
          </table:table-cell>
          <table:table-cell table:number-columns-repeated="998"/>
        </table:table-row>
        <table:table-row table:style-name="ro17">
          <table:table-cell table:number-columns-repeated="2" table:style-name="ce76" office:value-type="string" calcext:value-type="string">
            <text:p>-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5" calcext:value-type="float">
            <text:p>15</text:p>
          </table:table-cell>
          <table:table-cell table:number-columns-repeated="2" table:style-name="ce76" office:value-type="float" office:value="3" calcext:value-type="float">
            <text:p>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1" calcext:value-type="float">
            <text:p>11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table:number-columns-repeated="2" table:style-name="ce76" office:value-type="string" calcext:value-type="string">
            <text:p>-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4" calcext:value-type="float">
            <text:p>14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table:number-columns-repeated="2" table:style-name="ce76" office:value-type="string" calcext:value-type="string">
            <text:p>-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5" calcext:value-type="float">
            <text:p>15</text:p>
          </table:table-cell>
          <table:table-cell table:number-columns-repeated="998"/>
        </table:table-row>
        <table:table-row table:style-name="ro17">
          <table:table-cell table:number-columns-repeated="2" table:style-name="ce76" office:value-type="string" calcext:value-type="string">
            <text:p>-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table:number-columns-repeated="3" table:style-name="ce76" office:value-type="string" calcext:value-type="string">
            <text:p>-</text:p>
          </table:table-cell>
          <table:table-cell table:style-name="ce76" office:value-type="float" office:value="7" calcext:value-type="float">
            <text:p>7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3" table:style-name="ce76" office:value-type="string" calcext:value-type="string">
            <text:p>-</text:p>
          </table:table-cell>
          <table:table-cell table:style-name="ce76" office:value-type="float" office:value="8" calcext:value-type="float">
            <text:p>8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3" table:style-name="ce76" office:value-type="string" calcext:value-type="string">
            <text:p>-</text:p>
          </table:table-cell>
          <table:table-cell table:style-name="ce76" office:value-type="float" office:value="9" calcext:value-type="float">
            <text:p>9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3" table:style-name="ce76" office:value-type="string" calcext:value-type="string">
            <text:p>-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3" table:style-name="ce76" office:value-type="string" calcext:value-type="string">
            <text:p>-</text:p>
          </table:table-cell>
          <table:table-cell table:style-name="ce76" office:value-type="float" office:value="11" calcext:value-type="float">
            <text:p>11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3" table:style-name="ce76" office:value-type="string" calcext:value-type="string">
            <text:p>-</text:p>
          </table:table-cell>
          <table:table-cell table:style-name="ce76" office:value-type="float" office:value="12" calcext:value-type="float">
            <text:p>12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6" office:value-type="string" calcext:value-type="string">
            <text:p>-</text:p>
          </table:table-cell>
          <table:table-cell table:number-columns-repeated="998"/>
        </table:table-row>
        <table:table-row table:style-name="ro17" table:number-rows-repeated="15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7" table:number-rows-repeated="104852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27" table:style-name="ta1">
        <table:table-column table:style-name="co5" table:number-columns-repeated="2" table:default-cell-style-name="ce76"/>
        <table:table-column table:style-name="co8" table:default-cell-style-name="ce76"/>
        <table:table-column table:style-name="co9" table:default-cell-style-name="ce76"/>
        <table:table-column table:style-name="co10" table:number-columns-repeated="4" table:default-cell-style-name="ce76"/>
        <table:table-column table:style-name="co11" table:number-columns-repeated="2" table:default-cell-style-name="ce76"/>
        <table:table-column table:style-name="co10" table:number-columns-repeated="4" table:default-cell-style-name="ce76"/>
        <table:table-column table:style-name="co12" table:number-columns-repeated="2" table:default-cell-style-name="ce76"/>
        <table:table-column table:style-name="co10" table:number-columns-repeated="4" table:default-cell-style-name="ce76"/>
        <table:table-column table:style-name="co13" table:number-columns-repeated="2" table:default-cell-style-name="ce76"/>
        <table:table-column table:style-name="co10" table:number-columns-repeated="4" table:default-cell-style-name="ce76"/>
        <table:table-column table:style-name="co5" table:number-columns-repeated="998" table:default-cell-style-name="ce7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7" office:value-type="string" calcext:value-type="string" table:number-columns-spanned="1" table:number-rows-spanned="2">
            <text:p>Turno1</text:p>
          </table:table-cell>
          <table:table-cell table:style-name="ce77" office:value-type="string" calcext:value-type="string" table:number-columns-spanned="1" table:number-rows-spanned="2">
            <text:p>Tavolo1</text:p>
          </table:table-cell>
          <table:table-cell table:style-name="ce7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2</text:p>
          </table:table-cell>
          <table:table-cell table:style-name="ce77" office:value-type="string" calcext:value-type="string" table:number-columns-spanned="1" table:number-rows-spanned="2">
            <text:p>Tavolo2</text:p>
          </table:table-cell>
          <table:table-cell table:style-name="ce7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3</text:p>
          </table:table-cell>
          <table:table-cell table:style-name="ce77" office:value-type="string" calcext:value-type="string" table:number-columns-spanned="1" table:number-rows-spanned="2">
            <text:p>Tavolo3</text:p>
          </table:table-cell>
          <table:table-cell table:style-name="ce7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4</text:p>
          </table:table-cell>
          <table:table-cell table:style-name="ce77" office:value-type="string" calcext:value-type="string" table:number-columns-spanned="1" table:number-rows-spanned="2">
            <text:p>Tavolo4</text:p>
          </table:table-cell>
          <table:table-cell table:style-name="ce7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 table:number-rows-repeated="1048532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28" table:style-name="ta1"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default-cell-style-name="ce76"/>
        <table:table-column table:style-name="co18" table:number-columns-repeated="4" table:default-cell-style-name="ce76"/>
        <table:table-column table:style-name="co19" table:number-columns-repeated="2" table:default-cell-style-name="ce76"/>
        <table:table-column table:style-name="co18" table:number-columns-repeated="4" table:default-cell-style-name="ce76"/>
        <table:table-column table:style-name="co16" table:default-cell-style-name="ce76"/>
        <table:table-column table:style-name="co11" table:default-cell-style-name="ce76"/>
        <table:table-column table:style-name="co18" table:number-columns-repeated="4" table:default-cell-style-name="ce76"/>
        <table:table-column table:style-name="co16" table:default-cell-style-name="ce76"/>
        <table:table-column table:style-name="co11" table:default-cell-style-name="ce76"/>
        <table:table-column table:style-name="co18" table:number-columns-repeated="4" table:default-cell-style-name="ce76"/>
        <table:table-column table:style-name="co5" table:number-columns-repeated="998" table:default-cell-style-name="ce7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7" office:value-type="string" calcext:value-type="string" table:number-columns-spanned="1" table:number-rows-spanned="2">
            <text:p>Turno1</text:p>
          </table:table-cell>
          <table:table-cell table:style-name="ce77" office:value-type="string" calcext:value-type="string" table:number-columns-spanned="1" table:number-rows-spanned="2">
            <text:p>Tavolo1</text:p>
          </table:table-cell>
          <table:table-cell table:style-name="ce7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2</text:p>
          </table:table-cell>
          <table:table-cell table:style-name="ce77" office:value-type="string" calcext:value-type="string" table:number-columns-spanned="1" table:number-rows-spanned="2">
            <text:p>Tavolo2</text:p>
          </table:table-cell>
          <table:table-cell table:style-name="ce7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3</text:p>
          </table:table-cell>
          <table:table-cell table:style-name="ce77" office:value-type="string" calcext:value-type="string" table:number-columns-spanned="1" table:number-rows-spanned="2">
            <text:p>Tavolo3</text:p>
          </table:table-cell>
          <table:table-cell table:style-name="ce7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4</text:p>
          </table:table-cell>
          <table:table-cell table:style-name="ce77" office:value-type="string" calcext:value-type="string" table:number-columns-spanned="1" table:number-rows-spanned="2">
            <text:p>Tavolo4</text:p>
          </table:table-cell>
          <table:table-cell table:style-name="ce7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 table:number-rows-repeated="104853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31" table:style-name="ta1">
        <table:table-column table:style-name="co5" table:number-columns-repeated="2" table:default-cell-style-name="ce76"/>
        <table:table-column table:style-name="co8" table:default-cell-style-name="ce76"/>
        <table:table-column table:style-name="co9" table:default-cell-style-name="ce76"/>
        <table:table-column table:style-name="co10" table:number-columns-repeated="4" table:default-cell-style-name="ce76"/>
        <table:table-column table:style-name="co11" table:number-columns-repeated="2" table:default-cell-style-name="ce76"/>
        <table:table-column table:style-name="co10" table:number-columns-repeated="4" table:default-cell-style-name="ce76"/>
        <table:table-column table:style-name="co12" table:number-columns-repeated="2" table:default-cell-style-name="ce76"/>
        <table:table-column table:style-name="co10" table:number-columns-repeated="4" table:default-cell-style-name="ce76"/>
        <table:table-column table:style-name="co13" table:number-columns-repeated="2" table:default-cell-style-name="ce76"/>
        <table:table-column table:style-name="co10" table:number-columns-repeated="4" table:default-cell-style-name="ce76"/>
        <table:table-column table:style-name="co5" table:number-columns-repeated="998" table:default-cell-style-name="ce7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7" office:value-type="string" calcext:value-type="string" table:number-columns-spanned="1" table:number-rows-spanned="2">
            <text:p>Turno1</text:p>
          </table:table-cell>
          <table:table-cell table:style-name="ce77" office:value-type="string" calcext:value-type="string" table:number-columns-spanned="1" table:number-rows-spanned="2">
            <text:p>Tavolo1</text:p>
          </table:table-cell>
          <table:table-cell table:style-name="ce7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2</text:p>
          </table:table-cell>
          <table:table-cell table:style-name="ce77" office:value-type="string" calcext:value-type="string" table:number-columns-spanned="1" table:number-rows-spanned="2">
            <text:p>Tavolo2</text:p>
          </table:table-cell>
          <table:table-cell table:style-name="ce7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3</text:p>
          </table:table-cell>
          <table:table-cell table:style-name="ce77" office:value-type="string" calcext:value-type="string" table:number-columns-spanned="1" table:number-rows-spanned="2">
            <text:p>Tavolo3</text:p>
          </table:table-cell>
          <table:table-cell table:style-name="ce7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4</text:p>
          </table:table-cell>
          <table:table-cell table:style-name="ce77" office:value-type="string" calcext:value-type="string" table:number-columns-spanned="1" table:number-rows-spanned="2">
            <text:p>Tavolo4</text:p>
          </table:table-cell>
          <table:table-cell table:style-name="ce7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 table:number-rows-repeated="1048528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32" table:style-name="ta1"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default-cell-style-name="ce76"/>
        <table:table-column table:style-name="co18" table:number-columns-repeated="4" table:default-cell-style-name="ce76"/>
        <table:table-column table:style-name="co19" table:number-columns-repeated="2" table:default-cell-style-name="ce76"/>
        <table:table-column table:style-name="co18" table:number-columns-repeated="4" table:default-cell-style-name="ce76"/>
        <table:table-column table:style-name="co16" table:default-cell-style-name="ce76"/>
        <table:table-column table:style-name="co11" table:default-cell-style-name="ce76"/>
        <table:table-column table:style-name="co18" table:number-columns-repeated="4" table:default-cell-style-name="ce76"/>
        <table:table-column table:style-name="co16" table:default-cell-style-name="ce76"/>
        <table:table-column table:style-name="co11" table:default-cell-style-name="ce76"/>
        <table:table-column table:style-name="co18" table:number-columns-repeated="4" table:default-cell-style-name="ce76"/>
        <table:table-column table:style-name="co5" table:number-columns-repeated="998" table:default-cell-style-name="ce7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1" office:value-type="string" calcext:value-type="string" table:number-columns-spanned="1" table:number-rows-spanned="2">
            <text:p>Turno</text:p>
          </table:table-cell>
          <table:table-cell table:style-name="ce11" office:value-type="string" calcext:value-type="string" table:number-columns-spanned="1" table:number-rows-spanned="2">
            <text:p>Tavolo1</text:p>
          </table:table-cell>
          <table:table-cell table:style-name="ce7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2</text:p>
          </table:table-cell>
          <table:table-cell table:style-name="ce11" office:value-type="string" calcext:value-type="string" table:number-columns-spanned="1" table:number-rows-spanned="2">
            <text:p>Tavolo2</text:p>
          </table:table-cell>
          <table:table-cell table:style-name="ce7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3</text:p>
          </table:table-cell>
          <table:table-cell table:style-name="ce11" office:value-type="string" calcext:value-type="string" table:number-columns-spanned="1" table:number-rows-spanned="2">
            <text:p>Tavolo3</text:p>
          </table:table-cell>
          <table:table-cell table:style-name="ce7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4</text:p>
          </table:table-cell>
          <table:table-cell table:style-name="ce11" office:value-type="string" calcext:value-type="string" table:number-columns-spanned="1" table:number-rows-spanned="2">
            <text:p>Tavolo4</text:p>
          </table:table-cell>
          <table:table-cell table:style-name="ce7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/>
          <table:covered-table-cell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</table:table>
      <table:table table:name="35" table:style-name="ta1">
        <table:table-column table:style-name="co5" table:number-columns-repeated="2" table:default-cell-style-name="ce76"/>
        <table:table-column table:style-name="co8" table:default-cell-style-name="ce76"/>
        <table:table-column table:style-name="co9" table:default-cell-style-name="ce76"/>
        <table:table-column table:style-name="co10" table:number-columns-repeated="4" table:default-cell-style-name="ce76"/>
        <table:table-column table:style-name="co11" table:number-columns-repeated="2" table:default-cell-style-name="ce76"/>
        <table:table-column table:style-name="co10" table:number-columns-repeated="4" table:default-cell-style-name="ce76"/>
        <table:table-column table:style-name="co12" table:number-columns-repeated="2" table:default-cell-style-name="ce76"/>
        <table:table-column table:style-name="co10" table:number-columns-repeated="4" table:default-cell-style-name="ce76"/>
        <table:table-column table:style-name="co13" table:number-columns-repeated="2" table:default-cell-style-name="ce76"/>
        <table:table-column table:style-name="co10" table:number-columns-repeated="4" table:default-cell-style-name="ce76"/>
        <table:table-column table:style-name="co5" table:number-columns-repeated="998" table:default-cell-style-name="ce7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7" office:value-type="string" calcext:value-type="string" table:number-columns-spanned="1" table:number-rows-spanned="2">
            <text:p>Turno1</text:p>
          </table:table-cell>
          <table:table-cell table:style-name="ce77" office:value-type="string" calcext:value-type="string" table:number-columns-spanned="1" table:number-rows-spanned="2">
            <text:p>Tavolo1</text:p>
          </table:table-cell>
          <table:table-cell table:style-name="ce7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2</text:p>
          </table:table-cell>
          <table:table-cell table:style-name="ce77" office:value-type="string" calcext:value-type="string" table:number-columns-spanned="1" table:number-rows-spanned="2">
            <text:p>Tavolo2</text:p>
          </table:table-cell>
          <table:table-cell table:style-name="ce7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3</text:p>
          </table:table-cell>
          <table:table-cell table:style-name="ce77" office:value-type="string" calcext:value-type="string" table:number-columns-spanned="1" table:number-rows-spanned="2">
            <text:p>Tavolo3</text:p>
          </table:table-cell>
          <table:table-cell table:style-name="ce7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4</text:p>
          </table:table-cell>
          <table:table-cell table:style-name="ce77" office:value-type="string" calcext:value-type="string" table:number-columns-spanned="1" table:number-rows-spanned="2">
            <text:p>Tavolo4</text:p>
          </table:table-cell>
          <table:table-cell table:style-name="ce7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 table:number-rows-repeated="104852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36" table:style-name="ta1">
        <table:table-column table:style-name="co5" table:number-columns-repeated="2" table:default-cell-style-name="ce76"/>
        <table:table-column table:style-name="co8" table:default-cell-style-name="ce76"/>
        <table:table-column table:style-name="co9" table:default-cell-style-name="ce76"/>
        <table:table-column table:style-name="co10" table:number-columns-repeated="4" table:default-cell-style-name="ce76"/>
        <table:table-column table:style-name="co11" table:number-columns-repeated="2" table:default-cell-style-name="ce76"/>
        <table:table-column table:style-name="co10" table:number-columns-repeated="4" table:default-cell-style-name="ce76"/>
        <table:table-column table:style-name="co12" table:number-columns-repeated="2" table:default-cell-style-name="ce76"/>
        <table:table-column table:style-name="co10" table:number-columns-repeated="4" table:default-cell-style-name="ce76"/>
        <table:table-column table:style-name="co13" table:number-columns-repeated="2" table:default-cell-style-name="ce76"/>
        <table:table-column table:style-name="co10" table:number-columns-repeated="4" table:default-cell-style-name="ce76"/>
        <table:table-column table:style-name="co5" table:number-columns-repeated="998" table:default-cell-style-name="Default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1" office:value-type="string" calcext:value-type="string" table:number-columns-spanned="1" table:number-rows-spanned="2">
            <text:p>Turno1</text:p>
          </table:table-cell>
          <table:table-cell table:style-name="ce11" office:value-type="string" calcext:value-type="string" table:number-columns-spanned="1" table:number-rows-spanned="2">
            <text:p>Tavolo1</text:p>
          </table:table-cell>
          <table:table-cell table:style-name="ce7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2</text:p>
          </table:table-cell>
          <table:table-cell table:style-name="ce11" office:value-type="string" calcext:value-type="string" table:number-columns-spanned="1" table:number-rows-spanned="2">
            <text:p>Tavolo2</text:p>
          </table:table-cell>
          <table:table-cell table:style-name="ce7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3</text:p>
          </table:table-cell>
          <table:table-cell table:style-name="ce11" office:value-type="string" calcext:value-type="string" table:number-columns-spanned="1" table:number-rows-spanned="2">
            <text:p>Tavolo3</text:p>
          </table:table-cell>
          <table:table-cell table:style-name="ce7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4</text:p>
          </table:table-cell>
          <table:table-cell table:style-name="ce11" office:value-type="string" calcext:value-type="string" table:number-columns-spanned="1" table:number-rows-spanned="2">
            <text:p>Tavolo4</text:p>
          </table:table-cell>
          <table:table-cell table:style-name="ce7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style-name="ce76"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ce76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ce76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ce76" table:number-columns-repeated="998"/>
        </table:table-row>
      </table:table>
      <table:table table:name="39" table:style-name="ta1">
        <table:table-column table:style-name="co5" table:number-columns-repeated="2" table:default-cell-style-name="ce76"/>
        <table:table-column table:style-name="co8" table:default-cell-style-name="ce76"/>
        <table:table-column table:style-name="co9" table:default-cell-style-name="ce76"/>
        <table:table-column table:style-name="co10" table:number-columns-repeated="4" table:default-cell-style-name="ce76"/>
        <table:table-column table:style-name="co11" table:number-columns-repeated="2" table:default-cell-style-name="ce76"/>
        <table:table-column table:style-name="co10" table:number-columns-repeated="4" table:default-cell-style-name="ce76"/>
        <table:table-column table:style-name="co12" table:number-columns-repeated="2" table:default-cell-style-name="ce76"/>
        <table:table-column table:style-name="co10" table:number-columns-repeated="4" table:default-cell-style-name="ce76"/>
        <table:table-column table:style-name="co13" table:number-columns-repeated="2" table:default-cell-style-name="ce76"/>
        <table:table-column table:style-name="co10" table:number-columns-repeated="4" table:default-cell-style-name="ce76"/>
        <table:table-column table:style-name="co5" table:number-columns-repeated="998" table:default-cell-style-name="ce7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7" office:value-type="string" calcext:value-type="string" table:number-columns-spanned="1" table:number-rows-spanned="2">
            <text:p>Turno1</text:p>
          </table:table-cell>
          <table:table-cell table:style-name="ce77" office:value-type="string" calcext:value-type="string" table:number-columns-spanned="1" table:number-rows-spanned="2">
            <text:p>Tavolo1</text:p>
          </table:table-cell>
          <table:table-cell table:style-name="ce7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2</text:p>
          </table:table-cell>
          <table:table-cell table:style-name="ce77" office:value-type="string" calcext:value-type="string" table:number-columns-spanned="1" table:number-rows-spanned="2">
            <text:p>Tavolo2</text:p>
          </table:table-cell>
          <table:table-cell table:style-name="ce7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3</text:p>
          </table:table-cell>
          <table:table-cell table:style-name="ce77" office:value-type="string" calcext:value-type="string" table:number-columns-spanned="1" table:number-rows-spanned="2">
            <text:p>Tavolo3</text:p>
          </table:table-cell>
          <table:table-cell table:style-name="ce7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4</text:p>
          </table:table-cell>
          <table:table-cell table:style-name="ce77" office:value-type="string" calcext:value-type="string" table:number-columns-spanned="1" table:number-rows-spanned="2">
            <text:p>Tavolo4</text:p>
          </table:table-cell>
          <table:table-cell table:style-name="ce7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 table:number-rows-repeated="104852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40" table:style-name="ta1">
        <table:table-column table:style-name="co5" table:number-columns-repeated="2" table:default-cell-style-name="ce76"/>
        <table:table-column table:style-name="co8" table:default-cell-style-name="ce76"/>
        <table:table-column table:style-name="co9" table:default-cell-style-name="ce76"/>
        <table:table-column table:style-name="co10" table:number-columns-repeated="4" table:default-cell-style-name="ce76"/>
        <table:table-column table:style-name="co11" table:number-columns-repeated="2" table:default-cell-style-name="ce76"/>
        <table:table-column table:style-name="co10" table:number-columns-repeated="4" table:default-cell-style-name="ce76"/>
        <table:table-column table:style-name="co12" table:number-columns-repeated="2" table:default-cell-style-name="ce76"/>
        <table:table-column table:style-name="co10" table:number-columns-repeated="4" table:default-cell-style-name="ce76"/>
        <table:table-column table:style-name="co13" table:number-columns-repeated="2" table:default-cell-style-name="ce76"/>
        <table:table-column table:style-name="co10" table:number-columns-repeated="4" table:default-cell-style-name="ce76"/>
        <table:table-column table:style-name="co5" table:number-columns-repeated="998" table:default-cell-style-name="ce7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7" office:value-type="string" calcext:value-type="string" table:number-columns-spanned="1" table:number-rows-spanned="2">
            <text:p>Turno1</text:p>
          </table:table-cell>
          <table:table-cell table:style-name="ce77" office:value-type="string" calcext:value-type="string" table:number-columns-spanned="1" table:number-rows-spanned="2">
            <text:p>Tavolo1</text:p>
          </table:table-cell>
          <table:table-cell table:style-name="ce7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2</text:p>
          </table:table-cell>
          <table:table-cell table:style-name="ce77" office:value-type="string" calcext:value-type="string" table:number-columns-spanned="1" table:number-rows-spanned="2">
            <text:p>Tavolo2</text:p>
          </table:table-cell>
          <table:table-cell table:style-name="ce7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3</text:p>
          </table:table-cell>
          <table:table-cell table:style-name="ce77" office:value-type="string" calcext:value-type="string" table:number-columns-spanned="1" table:number-rows-spanned="2">
            <text:p>Tavolo3</text:p>
          </table:table-cell>
          <table:table-cell table:style-name="ce7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4</text:p>
          </table:table-cell>
          <table:table-cell table:style-name="ce77" office:value-type="string" calcext:value-type="string" table:number-columns-spanned="1" table:number-rows-spanned="2">
            <text:p>Tavolo4</text:p>
          </table:table-cell>
          <table:table-cell table:style-name="ce7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 table:number-rows-repeated="1048519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43" table:style-name="ta1">
        <table:table-column table:style-name="co5" table:number-columns-repeated="2" table:default-cell-style-name="ce76"/>
        <table:table-column table:style-name="co8" table:default-cell-style-name="ce76"/>
        <table:table-column table:style-name="co9" table:default-cell-style-name="ce76"/>
        <table:table-column table:style-name="co10" table:number-columns-repeated="4" table:default-cell-style-name="ce76"/>
        <table:table-column table:style-name="co11" table:number-columns-repeated="2" table:default-cell-style-name="ce76"/>
        <table:table-column table:style-name="co10" table:number-columns-repeated="4" table:default-cell-style-name="ce76"/>
        <table:table-column table:style-name="co12" table:number-columns-repeated="2" table:default-cell-style-name="ce76"/>
        <table:table-column table:style-name="co10" table:number-columns-repeated="4" table:default-cell-style-name="ce76"/>
        <table:table-column table:style-name="co13" table:number-columns-repeated="2" table:default-cell-style-name="ce76"/>
        <table:table-column table:style-name="co10" table:number-columns-repeated="4" table:default-cell-style-name="ce76"/>
        <table:table-column table:style-name="co5" table:number-columns-repeated="998" table:default-cell-style-name="ce7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7" office:value-type="string" calcext:value-type="string" table:number-columns-spanned="1" table:number-rows-spanned="2">
            <text:p>Turno1</text:p>
          </table:table-cell>
          <table:table-cell table:style-name="ce77" office:value-type="string" calcext:value-type="string" table:number-columns-spanned="1" table:number-rows-spanned="2">
            <text:p>Tavolo1</text:p>
          </table:table-cell>
          <table:table-cell table:style-name="ce7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2</text:p>
          </table:table-cell>
          <table:table-cell table:style-name="ce77" office:value-type="string" calcext:value-type="string" table:number-columns-spanned="1" table:number-rows-spanned="2">
            <text:p>Tavolo2</text:p>
          </table:table-cell>
          <table:table-cell table:style-name="ce7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3</text:p>
          </table:table-cell>
          <table:table-cell table:style-name="ce77" office:value-type="string" calcext:value-type="string" table:number-columns-spanned="1" table:number-rows-spanned="2">
            <text:p>Tavolo3</text:p>
          </table:table-cell>
          <table:table-cell table:style-name="ce7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4</text:p>
          </table:table-cell>
          <table:table-cell table:style-name="ce77" office:value-type="string" calcext:value-type="string" table:number-columns-spanned="1" table:number-rows-spanned="2">
            <text:p>Tavolo4</text:p>
          </table:table-cell>
          <table:table-cell table:style-name="ce7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 table:number-rows-repeated="1048516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44" table:style-name="ta1">
        <table:table-column table:style-name="co5" table:number-columns-repeated="2" table:default-cell-style-name="ce76"/>
        <table:table-column table:style-name="co8" table:default-cell-style-name="ce76"/>
        <table:table-column table:style-name="co9" table:default-cell-style-name="ce76"/>
        <table:table-column table:style-name="co10" table:number-columns-repeated="4" table:default-cell-style-name="ce76"/>
        <table:table-column table:style-name="co11" table:number-columns-repeated="2" table:default-cell-style-name="ce76"/>
        <table:table-column table:style-name="co10" table:number-columns-repeated="4" table:default-cell-style-name="ce76"/>
        <table:table-column table:style-name="co12" table:number-columns-repeated="2" table:default-cell-style-name="ce76"/>
        <table:table-column table:style-name="co10" table:number-columns-repeated="4" table:default-cell-style-name="ce76"/>
        <table:table-column table:style-name="co13" table:number-columns-repeated="2" table:default-cell-style-name="ce76"/>
        <table:table-column table:style-name="co10" table:number-columns-repeated="4" table:default-cell-style-name="ce76"/>
        <table:table-column table:style-name="co5" table:number-columns-repeated="998" table:default-cell-style-name="ce7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7" office:value-type="string" calcext:value-type="string" table:number-columns-spanned="1" table:number-rows-spanned="2">
            <text:p>Turno1</text:p>
          </table:table-cell>
          <table:table-cell table:style-name="ce77" office:value-type="string" calcext:value-type="string" table:number-columns-spanned="1" table:number-rows-spanned="2">
            <text:p>Tavolo1</text:p>
          </table:table-cell>
          <table:table-cell table:style-name="ce7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2</text:p>
          </table:table-cell>
          <table:table-cell table:style-name="ce77" office:value-type="string" calcext:value-type="string" table:number-columns-spanned="1" table:number-rows-spanned="2">
            <text:p>Tavolo2</text:p>
          </table:table-cell>
          <table:table-cell table:style-name="ce7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3</text:p>
          </table:table-cell>
          <table:table-cell table:style-name="ce77" office:value-type="string" calcext:value-type="string" table:number-columns-spanned="1" table:number-rows-spanned="2">
            <text:p>Tavolo3</text:p>
          </table:table-cell>
          <table:table-cell table:style-name="ce7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4</text:p>
          </table:table-cell>
          <table:table-cell table:style-name="ce77" office:value-type="string" calcext:value-type="string" table:number-columns-spanned="1" table:number-rows-spanned="2">
            <text:p>Tavolo4</text:p>
          </table:table-cell>
          <table:table-cell table:style-name="ce7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 table:number-rows-repeated="1048515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47" table:style-name="ta1">
        <table:table-column table:style-name="co5" table:number-columns-repeated="2" table:default-cell-style-name="ce76"/>
        <table:table-column table:style-name="co8" table:default-cell-style-name="ce76"/>
        <table:table-column table:style-name="co9" table:default-cell-style-name="ce76"/>
        <table:table-column table:style-name="co10" table:number-columns-repeated="4" table:default-cell-style-name="ce76"/>
        <table:table-column table:style-name="co11" table:number-columns-repeated="2" table:default-cell-style-name="ce76"/>
        <table:table-column table:style-name="co10" table:number-columns-repeated="4" table:default-cell-style-name="ce76"/>
        <table:table-column table:style-name="co12" table:number-columns-repeated="2" table:default-cell-style-name="ce76"/>
        <table:table-column table:style-name="co10" table:number-columns-repeated="4" table:default-cell-style-name="ce76"/>
        <table:table-column table:style-name="co13" table:number-columns-repeated="2" table:default-cell-style-name="ce76"/>
        <table:table-column table:style-name="co10" table:number-columns-repeated="4" table:default-cell-style-name="ce76"/>
        <table:table-column table:style-name="co5" table:number-columns-repeated="998" table:default-cell-style-name="ce7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7" office:value-type="string" calcext:value-type="string" table:number-columns-spanned="1" table:number-rows-spanned="2">
            <text:p>Turno1</text:p>
          </table:table-cell>
          <table:table-cell table:style-name="ce77" office:value-type="string" calcext:value-type="string" table:number-columns-spanned="1" table:number-rows-spanned="2">
            <text:p>Tavolo1</text:p>
          </table:table-cell>
          <table:table-cell table:style-name="ce7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2</text:p>
          </table:table-cell>
          <table:table-cell table:style-name="ce77" office:value-type="string" calcext:value-type="string" table:number-columns-spanned="1" table:number-rows-spanned="2">
            <text:p>Tavolo2</text:p>
          </table:table-cell>
          <table:table-cell table:style-name="ce7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3</text:p>
          </table:table-cell>
          <table:table-cell table:style-name="ce77" office:value-type="string" calcext:value-type="string" table:number-columns-spanned="1" table:number-rows-spanned="2">
            <text:p>Tavolo3</text:p>
          </table:table-cell>
          <table:table-cell table:style-name="ce7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4</text:p>
          </table:table-cell>
          <table:table-cell table:style-name="ce77" office:value-type="string" calcext:value-type="string" table:number-columns-spanned="1" table:number-rows-spanned="2">
            <text:p>Tavolo4</text:p>
          </table:table-cell>
          <table:table-cell table:style-name="ce7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 table:number-rows-repeated="1048512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48" table:style-name="ta1">
        <table:table-column table:style-name="co5" table:number-columns-repeated="2" table:default-cell-style-name="ce76"/>
        <table:table-column table:style-name="co8" table:default-cell-style-name="ce76"/>
        <table:table-column table:style-name="co9" table:default-cell-style-name="ce76"/>
        <table:table-column table:style-name="co10" table:number-columns-repeated="4" table:default-cell-style-name="ce76"/>
        <table:table-column table:style-name="co11" table:number-columns-repeated="2" table:default-cell-style-name="ce76"/>
        <table:table-column table:style-name="co10" table:number-columns-repeated="4" table:default-cell-style-name="ce76"/>
        <table:table-column table:style-name="co12" table:number-columns-repeated="2" table:default-cell-style-name="ce76"/>
        <table:table-column table:style-name="co10" table:number-columns-repeated="4" table:default-cell-style-name="ce76"/>
        <table:table-column table:style-name="co13" table:number-columns-repeated="2" table:default-cell-style-name="ce76"/>
        <table:table-column table:style-name="co10" table:number-columns-repeated="4" table:default-cell-style-name="ce76"/>
        <table:table-column table:style-name="co5" table:number-columns-repeated="998" table:default-cell-style-name="ce76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7" office:value-type="string" calcext:value-type="string" table:number-columns-spanned="1" table:number-rows-spanned="2">
            <text:p>Turno1</text:p>
          </table:table-cell>
          <table:table-cell table:style-name="ce77" office:value-type="string" calcext:value-type="string" table:number-columns-spanned="1" table:number-rows-spanned="2">
            <text:p>Tavolo1</text:p>
          </table:table-cell>
          <table:table-cell table:style-name="ce7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2</text:p>
          </table:table-cell>
          <table:table-cell table:style-name="ce77" office:value-type="string" calcext:value-type="string" table:number-columns-spanned="1" table:number-rows-spanned="2">
            <text:p>Tavolo2</text:p>
          </table:table-cell>
          <table:table-cell table:style-name="ce7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3</text:p>
          </table:table-cell>
          <table:table-cell table:style-name="ce77" office:value-type="string" calcext:value-type="string" table:number-columns-spanned="1" table:number-rows-spanned="2">
            <text:p>Tavolo3</text:p>
          </table:table-cell>
          <table:table-cell table:style-name="ce7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7" office:value-type="string" calcext:value-type="string" table:number-columns-spanned="1" table:number-rows-spanned="2">
            <text:p>Turno4</text:p>
          </table:table-cell>
          <table:table-cell table:style-name="ce77" office:value-type="string" calcext:value-type="string" table:number-columns-spanned="1" table:number-rows-spanned="2">
            <text:p>Tavolo4</text:p>
          </table:table-cell>
          <table:table-cell table:style-name="ce7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 table:number-rows-repeated="104851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Prova di stampa" table:style-name="ta1">
        <table:table-column table:style-name="co5" table:number-columns-repeated="3" table:default-cell-style-name="Default"/>
        <table:table-column table:style-name="co5" table:default-cell-style-name="ce78"/>
        <table:table-column table:style-name="co5" table:default-cell-style-name="Default"/>
        <table:table-row table:style-name="ro5">
          <table:table-cell table:number-columns-repeated="3"/>
          <table:table-cell table:style-name="Default"/>
          <table:table-cell/>
        </table:table-row>
        <table:table-row table:style-name="ro5">
          <table:table-cell office:value-type="string" calcext:value-type="string">
            <text:p>Informazioni</text:p>
          </table:table-cell>
          <table:table-cell table:number-columns-repeated="2"/>
          <table:table-cell table:style-name="Default"/>
          <table:table-cell/>
        </table:table-row>
        <table:table-row table:style-name="ro5">
          <table:table-cell table:number-columns-repeated="3"/>
          <table:table-cell table:style-name="Default"/>
          <table:table-cell/>
        </table:table-row>
        <table:table-row table:style-name="ro5">
          <table:table-cell office:value-type="string" calcext:value-type="string">
            <text:p>Numero massimo di giocatori</text:p>
          </table:table-cell>
          <table:table-cell table:number-columns-repeated="2"/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giocatori </text:p>
          </table:table-cell>
        </table:table-row>
        <table:table-row table:style-name="ro5">
          <table:table-cell table:number-columns-repeated="3"/>
          <table:table-cell table:style-name="Default"/>
          <table:table-cell/>
        </table:table-row>
        <table:table-row table:style-name="ro5">
          <table:table-cell office:value-type="string" calcext:value-type="string">
            <text:p>Tavoli da produrr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5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5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5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5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5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5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5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5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5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</table:table-row>
      </table:table>
      <table:named-expressions>
        <table:named-range table:name="HTML_1" table:base-cell-address="$Stampe.$A$1" table:cell-range-address=".$A$1:.$H$17"/>
        <table:named-range table:name="HTML_all" table:base-cell-address="$Stampe.$A$1" table:cell-range-address=".$A$1:.$H$17"/>
        <table:named-range table:name="HTML_tables" table:base-cell-address="$Stampe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 loext:vertical-justify="auto"/>
      <style:paragraph-properties css3t:text-justify="auto"/>
      <style:text-properties fo:color="#000000"/>
    </style:style>
  </office:styles>
  <office:automatic-styles>
    <style:page-layout style:name="Mpm1">
      <style:page-layout-properties fo:page-width="595.3pt" fo:page-height="841.89pt" style:num-format="1" style:print-orientation="portrait" fo:margin-top="33.11pt" fo:margin-bottom="23.56pt" fo:margin-left="21.6pt" fo:margin-right="21.6pt" style:shadow="none" fo:background-color="transparent" style:scale-to="100%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20:43:11.087786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8-01T21:17:19.656597720</dc:date>
    <meta:editing-duration>PT12H41M49S</meta:editing-duration>
    <meta:editing-cycles>189</meta:editing-cycles>
    <meta:document-statistic meta:table-count="20" meta:cell-count="22712" meta:object-count="0"/>
  </office:meta>
</office:document-meta>
</file>